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2827in"/>
    </style:style>
    <style:style style:name="co2" style:family="table-column">
      <style:table-column-properties fo:break-before="auto" style:column-width="0.70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70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4425in"/>
    </style:style>
    <style:style style:name="co7" style:family="table-column">
      <style:table-column-properties fo:break-before="auto" style:column-width="0.6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5">
      <style:text-properties fo:font-weight="normal" style:font-weight-asian="normal" style:font-weight-complex="normal"/>
    </style:style>
    <style:style style:name="ce3" style:family="table-cell" style:parent-style-name="Default" style:data-style-name="N122">
      <style:text-properties fo:font-weight="normal" style:font-weight-asian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 style:data-style-name="N125">
      <style:text-properties style:font-name="Liberation Sans" fo:font-weight="normal" style:font-name-asian="WenQuanYi Micro Hei" style:font-weight-asian="normal" style:font-name-complex="FreeSans" style:font-weight-complex="normal"/>
    </style:style>
    <style:style style:name="ce6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122"/>
    <style:style style:name="ce8" style:family="table-cell" style:parent-style-name="Default" style:data-style-name="N125"/>
  </office:automatic-styles>
  <office:body>
    <office:spreadsheet>
      <table:table table:name="xt" table:style-name="ta1">
        <table:table-column table:style-name="co1" table:default-cell-style-name="ce1"/>
        <table:table-column table:style-name="co2" table:number-columns-repeated="20" table:default-cell-style-name="ce4"/>
        <table:table-column table:style-name="co3" table:number-columns-repeated="1003" table:default-cell-style-name="ce4"/>
        <table:table-row table:style-name="ro1">
          <table:table-cell office:value-type="string" calcext:value-type="string">
            <text:p>x/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table:number-columns-repeated="100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table:formula="of:=['mort y vt'.$C$6]*['mort y vt'.H12]" office:value-type="float" office:value="0.000504494380952381" calcext:value-type="float">
            <text:p>0.000504</text:p>
          </table:table-cell>
          <table:table-cell table:style-name="ce2" table:formula="of:=['mort y vt'.$C$7]*['mort y vt'.H12]" office:value-type="float" office:value="0.000480470839002268" calcext:value-type="float">
            <text:p>0.000480</text:p>
          </table:table-cell>
          <table:table-cell table:style-name="ce2" table:formula="of:=['mort y vt'.$C$8]*['mort y vt'.H12]" office:value-type="float" office:value="0.000457591275240255" calcext:value-type="float">
            <text:p>0.000458</text:p>
          </table:table-cell>
          <table:table-cell table:style-name="ce5" table:formula="of:=['mort y vt'.$C$9]*['mort y vt'.H12]" office:value-type="float" office:value="0.000435801214514529" calcext:value-type="float">
            <text:p>0.000436</text:p>
          </table:table-cell>
          <table:table-cell table:style-name="ce5" table:formula="of:=['mort y vt'.$C$10]*['mort y vt'.H12]" office:value-type="float" office:value="0.000415048775728122" calcext:value-type="float">
            <text:p>0.000415</text:p>
          </table:table-cell>
          <table:table-cell table:style-name="ce5" table:formula="of:=['mort y vt'.$C$11]*['mort y vt'.H12]" office:value-type="float" office:value="0.000395284548312498" calcext:value-type="float">
            <text:p>0.000395</text:p>
          </table:table-cell>
          <table:table-cell table:style-name="ce5" table:formula="of:=['mort y vt'.$C$12]*['mort y vt'.H12]" office:value-type="float" office:value="0.000376461474583331" calcext:value-type="float">
            <text:p>0.000376</text:p>
          </table:table-cell>
          <table:table-cell table:style-name="ce2" table:number-columns-repeated="13"/>
          <table:table-cell table:number-columns-repeated="100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table:formula="of:=['mort y vt'.$C$6]*['mort y vt'.H13]" office:value-type="float" office:value="0.000525424091428571" calcext:value-type="float">
            <text:p>0.000525</text:p>
          </table:table-cell>
          <table:table-cell table:style-name="ce2" table:formula="of:=['mort y vt'.$C$7]*['mort y vt'.H13]" office:value-type="float" office:value="0.000500403896598639" calcext:value-type="float">
            <text:p>0.000500</text:p>
          </table:table-cell>
          <table:table-cell table:style-name="ce2" table:formula="of:=['mort y vt'.$C$8]*['mort y vt'.H13]" office:value-type="float" office:value="0.000476575139617752" calcext:value-type="float">
            <text:p>0.000477</text:p>
          </table:table-cell>
          <table:table-cell table:style-name="ce5" table:formula="of:=['mort y vt'.$C$9]*['mort y vt'.H13]" office:value-type="float" office:value="0.00045388108535024" calcext:value-type="float">
            <text:p>0.000454</text:p>
          </table:table-cell>
          <table:table-cell table:style-name="ce5" table:formula="of:=['mort y vt'.$C$10]*['mort y vt'.H13]" office:value-type="float" office:value="0.000432267700333562" calcext:value-type="float">
            <text:p>0.000432</text:p>
          </table:table-cell>
          <table:table-cell table:style-name="ce5" table:formula="of:=['mort y vt'.$C$11]*['mort y vt'.H13]" office:value-type="float" office:value="0.000411683524127202" calcext:value-type="float">
            <text:p>0.000412</text:p>
          </table:table-cell>
          <table:table-cell table:style-name="ce5" table:formula="of:=['mort y vt'.$C$12]*['mort y vt'.H13]" office:value-type="float" office:value="0.000392079546787811" calcext:value-type="float">
            <text:p>0.000392</text:p>
          </table:table-cell>
          <table:table-cell table:style-name="ce2" table:number-columns-repeated="13"/>
          <table:table-cell table:number-columns-repeated="100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table:formula="of:=['mort y vt'.$C$6]*['mort y vt'.H14]" office:value-type="float" office:value="0.000552060571428571" calcext:value-type="float">
            <text:p>0.000552</text:p>
          </table:table-cell>
          <table:table-cell table:style-name="ce2" table:formula="of:=['mort y vt'.$C$7]*['mort y vt'.H14]" office:value-type="float" office:value="0.000525771972789116" calcext:value-type="float">
            <text:p>0.000526</text:p>
          </table:table-cell>
          <table:table-cell table:style-name="ce2" table:formula="of:=['mort y vt'.$C$8]*['mort y vt'.H14]" office:value-type="float" office:value="0.00050073521218011" calcext:value-type="float">
            <text:p>0.000501</text:p>
          </table:table-cell>
          <table:table-cell table:style-name="ce5" table:formula="of:=['mort y vt'.$C$9]*['mort y vt'.H14]" office:value-type="float" office:value="0.000476890678266772" calcext:value-type="float">
            <text:p>0.000477</text:p>
          </table:table-cell>
          <table:table-cell table:style-name="ce5" table:formula="of:=['mort y vt'.$C$10]*['mort y vt'.H14]" office:value-type="float" office:value="0.000454181598349306" calcext:value-type="float">
            <text:p>0.000454</text:p>
          </table:table-cell>
          <table:table-cell table:style-name="ce5" table:formula="of:=['mort y vt'.$C$11]*['mort y vt'.H14]" office:value-type="float" office:value="0.000432553903189816" calcext:value-type="float">
            <text:p>0.000433</text:p>
          </table:table-cell>
          <table:table-cell table:style-name="ce5" table:formula="of:=['mort y vt'.$C$12]*['mort y vt'.H14]" office:value-type="float" office:value="0.000411956098276014" calcext:value-type="float">
            <text:p>0.000412</text:p>
          </table:table-cell>
          <table:table-cell table:style-name="ce2" table:number-columns-repeated="13"/>
          <table:table-cell table:number-columns-repeated="100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table:formula="of:=['mort y vt'.$C$6]*['mort y vt'.H15]" office:value-type="float" office:value="0.000588207691428571" calcext:value-type="float">
            <text:p>0.000588</text:p>
          </table:table-cell>
          <table:table-cell table:style-name="ce2" table:formula="of:=['mort y vt'.$C$7]*['mort y vt'.H15]" office:value-type="float" office:value="0.000560197801360544" calcext:value-type="float">
            <text:p>0.000560</text:p>
          </table:table-cell>
          <table:table-cell table:style-name="ce2" table:formula="of:=['mort y vt'.$C$8]*['mort y vt'.H15]" office:value-type="float" office:value="0.000533521715581471" calcext:value-type="float">
            <text:p>0.000534</text:p>
          </table:table-cell>
          <table:table-cell table:style-name="ce5" table:formula="of:=['mort y vt'.$C$9]*['mort y vt'.H15]" office:value-type="float" office:value="0.000508115919601401" calcext:value-type="float">
            <text:p>0.000508</text:p>
          </table:table-cell>
          <table:table-cell table:style-name="ce5" table:formula="of:=['mort y vt'.$C$10]*['mort y vt'.H15]" office:value-type="float" office:value="0.000483919923429905" calcext:value-type="float">
            <text:p>0.000484</text:p>
          </table:table-cell>
          <table:table-cell table:style-name="ce5" table:formula="of:=['mort y vt'.$C$11]*['mort y vt'.H15]" office:value-type="float" office:value="0.000460876117552291" calcext:value-type="float">
            <text:p>0.000461</text:p>
          </table:table-cell>
          <table:table-cell table:style-name="ce5" table:formula="of:=['mort y vt'.$C$12]*['mort y vt'.H15]" office:value-type="float" office:value="0.000438929635764086" calcext:value-type="float">
            <text:p>0.000439</text:p>
          </table:table-cell>
          <table:table-cell table:style-name="ce2" table:number-columns-repeated="13"/>
          <table:table-cell table:number-columns-repeated="100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table:formula="of:=['mort y vt'.$C$6]*['mort y vt'.H16]" office:value-type="float" office:value="0.000638618818095238" calcext:value-type="float">
            <text:p>0.000639</text:p>
          </table:table-cell>
          <table:table-cell table:style-name="ce2" table:formula="of:=['mort y vt'.$C$7]*['mort y vt'.H16]" office:value-type="float" office:value="0.000608208398185941" calcext:value-type="float">
            <text:p>0.000608</text:p>
          </table:table-cell>
          <table:table-cell table:style-name="ce2" table:formula="of:=['mort y vt'.$C$8]*['mort y vt'.H16]" office:value-type="float" office:value="0.00057924609351042" calcext:value-type="float">
            <text:p>0.000579</text:p>
          </table:table-cell>
          <table:table-cell table:style-name="ce5" table:formula="of:=['mort y vt'.$C$9]*['mort y vt'.H16]" office:value-type="float" office:value="0.0005516629462004" calcext:value-type="float">
            <text:p>0.000552</text:p>
          </table:table-cell>
          <table:table-cell table:style-name="ce5" table:formula="of:=['mort y vt'.$C$10]*['mort y vt'.H16]" office:value-type="float" office:value="0.000525393282095619" calcext:value-type="float">
            <text:p>0.000525</text:p>
          </table:table-cell>
          <table:table-cell table:style-name="ce5" table:formula="of:=['mort y vt'.$C$11]*['mort y vt'.H16]" office:value-type="float" office:value="0.00050037455437678" calcext:value-type="float">
            <text:p>0.000500</text:p>
          </table:table-cell>
          <table:table-cell table:style-name="ce5" table:formula="of:=['mort y vt'.$C$12]*['mort y vt'.H16]" office:value-type="float" office:value="0.000476547194644552" calcext:value-type="float">
            <text:p>0.000477</text:p>
          </table:table-cell>
          <table:table-cell table:style-name="ce2" table:number-columns-repeated="13"/>
          <table:table-cell table:number-columns-repeated="100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table:formula="of:=['mort y vt'.$C$6]*['mort y vt'.H17]" office:value-type="float" office:value="0.00070614232" calcext:value-type="float">
            <text:p>0.000706</text:p>
          </table:table-cell>
          <table:table-cell table:style-name="ce2" table:formula="of:=['mort y vt'.$C$7]*['mort y vt'.H17]" office:value-type="float" office:value="0.000672516495238095" calcext:value-type="float">
            <text:p>0.000673</text:p>
          </table:table-cell>
          <table:table-cell table:style-name="ce2" table:formula="of:=['mort y vt'.$C$8]*['mort y vt'.H17]" office:value-type="float" office:value="0.000640491900226757" calcext:value-type="float">
            <text:p>0.000640</text:p>
          </table:table-cell>
          <table:table-cell table:style-name="ce5" table:formula="of:=['mort y vt'.$C$9]*['mort y vt'.H17]" office:value-type="float" office:value="0.000609992285930245" calcext:value-type="float">
            <text:p>0.000610</text:p>
          </table:table-cell>
          <table:table-cell table:style-name="ce5" table:formula="of:=['mort y vt'.$C$10]*['mort y vt'.H17]" office:value-type="float" office:value="0.000580945034219281" calcext:value-type="float">
            <text:p>0.000581</text:p>
          </table:table-cell>
          <table:table-cell table:style-name="ce5" table:formula="of:=['mort y vt'.$C$11]*['mort y vt'.H17]" office:value-type="float" office:value="0.000553280984970744" calcext:value-type="float">
            <text:p>0.000553</text:p>
          </table:table-cell>
          <table:table-cell table:style-name="ce5" table:formula="of:=['mort y vt'.$C$12]*['mort y vt'.H17]" office:value-type="float" office:value="0.000526934271400708" calcext:value-type="float">
            <text:p>0.000527</text:p>
          </table:table-cell>
          <table:table-cell table:style-name="ce2" table:number-columns-repeated="13"/>
          <table:table-cell table:number-columns-repeated="100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table:formula="of:=['mort y vt'.$C$6]*['mort y vt'.H18]" office:value-type="float" office:value="0.000784115260952381" calcext:value-type="float">
            <text:p>0.000784</text:p>
          </table:table-cell>
          <table:table-cell table:style-name="ce2" table:formula="of:=['mort y vt'.$C$7]*['mort y vt'.H18]" office:value-type="float" office:value="0.000746776439002268" calcext:value-type="float">
            <text:p>0.000747</text:p>
          </table:table-cell>
          <table:table-cell table:style-name="ce2" table:formula="of:=['mort y vt'.$C$8]*['mort y vt'.H18]" office:value-type="float" office:value="0.000711215656192636" calcext:value-type="float">
            <text:p>0.000711</text:p>
          </table:table-cell>
          <table:table-cell table:style-name="ce5" table:formula="of:=['mort y vt'.$C$9]*['mort y vt'.H18]" office:value-type="float" office:value="0.000677348243992987" calcext:value-type="float">
            <text:p>0.000677</text:p>
          </table:table-cell>
          <table:table-cell table:style-name="ce5" table:formula="of:=['mort y vt'.$C$10]*['mort y vt'.H18]" office:value-type="float" office:value="0.000645093565707606" calcext:value-type="float">
            <text:p>0.000645</text:p>
          </table:table-cell>
          <table:table-cell table:style-name="ce5" table:formula="of:=['mort y vt'.$C$11]*['mort y vt'.H18]" office:value-type="float" office:value="0.000614374824483435" calcext:value-type="float">
            <text:p>0.000614</text:p>
          </table:table-cell>
          <table:table-cell table:style-name="ce5" table:formula="of:=['mort y vt'.$C$12]*['mort y vt'.H18]" office:value-type="float" office:value="0.000585118880460413" calcext:value-type="float">
            <text:p>0.000585</text:p>
          </table:table-cell>
          <table:table-cell table:style-name="ce2" table:number-columns-repeated="13"/>
          <table:table-cell table:number-columns-repeated="100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table:formula="of:=['mort y vt'.$C$6]*['mort y vt'.H19]" office:value-type="float" office:value="0.000864927351428571" calcext:value-type="float">
            <text:p>0.000865</text:p>
          </table:table-cell>
          <table:table-cell table:style-name="ce2" table:formula="of:=['mort y vt'.$C$7]*['mort y vt'.H19]" office:value-type="float" office:value="0.000823740334693878" calcext:value-type="float">
            <text:p>0.000824</text:p>
          </table:table-cell>
          <table:table-cell table:style-name="ce2" table:formula="of:=['mort y vt'.$C$8]*['mort y vt'.H19]" office:value-type="float" office:value="0.00078451460447036" calcext:value-type="float">
            <text:p>0.000785</text:p>
          </table:table-cell>
          <table:table-cell table:style-name="ce5" table:formula="of:=['mort y vt'.$C$9]*['mort y vt'.H19]" office:value-type="float" office:value="0.000747156766162247" calcext:value-type="float">
            <text:p>0.000747</text:p>
          </table:table-cell>
          <table:table-cell table:style-name="ce5" table:formula="of:=['mort y vt'.$C$10]*['mort y vt'.H19]" office:value-type="float" office:value="0.000711577872535474" calcext:value-type="float">
            <text:p>0.000712</text:p>
          </table:table-cell>
          <table:table-cell table:style-name="ce5" table:formula="of:=['mort y vt'.$C$11]*['mort y vt'.H19]" office:value-type="float" office:value="0.000677693211938547" calcext:value-type="float">
            <text:p>0.000678</text:p>
          </table:table-cell>
          <table:table-cell table:style-name="ce5" table:formula="of:=['mort y vt'.$C$12]*['mort y vt'.H19]" office:value-type="float" office:value="0.000645422106608139" calcext:value-type="float">
            <text:p>0.000645</text:p>
          </table:table-cell>
          <table:table-cell table:style-name="ce2" table:number-columns-repeated="13"/>
          <table:table-cell table:number-columns-repeated="100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table:formula="of:=['mort y vt'.$C$6]*['mort y vt'.H20]" office:value-type="float" office:value="0.00094002272" calcext:value-type="float">
            <text:p>0.000940</text:p>
          </table:table-cell>
          <table:table-cell table:style-name="ce2" table:formula="of:=['mort y vt'.$C$7]*['mort y vt'.H20]" office:value-type="float" office:value="0.000895259733333333" calcext:value-type="float">
            <text:p>0.000895</text:p>
          </table:table-cell>
          <table:table-cell table:style-name="ce2" table:formula="of:=['mort y vt'.$C$8]*['mort y vt'.H20]" office:value-type="float" office:value="0.000852628317460317" calcext:value-type="float">
            <text:p>0.000853</text:p>
          </table:table-cell>
          <table:table-cell table:style-name="ce5" table:formula="of:=['mort y vt'.$C$9]*['mort y vt'.H20]" office:value-type="float" office:value="0.000812026969009826" calcext:value-type="float">
            <text:p>0.000812</text:p>
          </table:table-cell>
          <table:table-cell table:style-name="ce5" table:formula="of:=['mort y vt'.$C$10]*['mort y vt'.H20]" office:value-type="float" office:value="0.000773359018104596" calcext:value-type="float">
            <text:p>0.000773</text:p>
          </table:table-cell>
          <table:table-cell table:style-name="ce5" table:formula="of:=['mort y vt'.$C$11]*['mort y vt'.H20]" office:value-type="float" office:value="0.000736532398194854" calcext:value-type="float">
            <text:p>0.000737</text:p>
          </table:table-cell>
          <table:table-cell table:style-name="ce5" table:formula="of:=['mort y vt'.$C$12]*['mort y vt'.H20]" office:value-type="float" office:value="0.000701459426852241" calcext:value-type="float">
            <text:p>0.000701</text:p>
          </table:table-cell>
          <table:table-cell table:style-name="ce2" table:number-columns-repeated="13"/>
          <table:table-cell table:number-columns-repeated="100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table:formula="of:=['mort y vt'.$C$6]*['mort y vt'.H21]" office:value-type="float" office:value="0.00100180113428571" calcext:value-type="float">
            <text:p>0.001002</text:p>
          </table:table-cell>
          <table:table-cell table:style-name="ce2" table:formula="of:=['mort y vt'.$C$7]*['mort y vt'.H21]" office:value-type="float" office:value="0.000954096318367347" calcext:value-type="float">
            <text:p>0.000954</text:p>
          </table:table-cell>
          <table:table-cell table:style-name="ce2" table:formula="of:=['mort y vt'.$C$8]*['mort y vt'.H21]" office:value-type="float" office:value="0.000908663160349854" calcext:value-type="float">
            <text:p>0.000909</text:p>
          </table:table-cell>
          <table:table-cell table:style-name="ce5" table:formula="of:=['mort y vt'.$C$9]*['mort y vt'.H21]" office:value-type="float" office:value="0.00086539348604748" calcext:value-type="float">
            <text:p>0.000865</text:p>
          </table:table-cell>
          <table:table-cell table:style-name="ce5" table:formula="of:=['mort y vt'.$C$10]*['mort y vt'.H21]" office:value-type="float" office:value="0.000824184272426172" calcext:value-type="float">
            <text:p>0.000824</text:p>
          </table:table-cell>
          <table:table-cell table:style-name="ce5" table:formula="of:=['mort y vt'.$C$11]*['mort y vt'.H21]" office:value-type="float" office:value="0.00078493740231064" calcext:value-type="float">
            <text:p>0.000785</text:p>
          </table:table-cell>
          <table:table-cell table:style-name="ce5" table:formula="of:=['mort y vt'.$C$12]*['mort y vt'.H21]" office:value-type="float" office:value="0.000747559430772037" calcext:value-type="float">
            <text:p>0.000748</text:p>
          </table:table-cell>
          <table:table-cell table:style-name="ce2" table:number-columns-repeated="13"/>
          <table:table-cell table:number-columns-repeated="100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table:formula="of:=['mort y vt'.$C$6]*['mort y vt'.H22]" office:value-type="float" office:value="0.00104456609142857" calcext:value-type="float">
            <text:p>0.001045</text:p>
          </table:table-cell>
          <table:table-cell table:style-name="ce2" table:formula="of:=['mort y vt'.$C$7]*['mort y vt'.H22]" office:value-type="float" office:value="0.000994824848979592" calcext:value-type="float">
            <text:p>0.000995</text:p>
          </table:table-cell>
          <table:table-cell table:style-name="ce2" table:formula="of:=['mort y vt'.$C$8]*['mort y vt'.H22]" office:value-type="float" office:value="0.000947452237123421" calcext:value-type="float">
            <text:p>0.000947</text:p>
          </table:table-cell>
          <table:table-cell table:style-name="ce5" table:formula="of:=['mort y vt'.$C$9]*['mort y vt'.H22]" office:value-type="float" office:value="0.000902335463927068" calcext:value-type="float">
            <text:p>0.000902</text:p>
          </table:table-cell>
          <table:table-cell table:style-name="ce5" table:formula="of:=['mort y vt'.$C$10]*['mort y vt'.H22]" office:value-type="float" office:value="0.000859367108501969" calcext:value-type="float">
            <text:p>0.000859</text:p>
          </table:table-cell>
          <table:table-cell table:style-name="ce5" table:formula="of:=['mort y vt'.$C$11]*['mort y vt'.H22]" office:value-type="float" office:value="0.000818444865239971" calcext:value-type="float">
            <text:p>0.000818</text:p>
          </table:table-cell>
          <table:table-cell table:style-name="ce5" table:formula="of:=['mort y vt'.$C$12]*['mort y vt'.H22]" office:value-type="float" office:value="0.000779471300228543" calcext:value-type="float">
            <text:p>0.000779</text:p>
          </table:table-cell>
          <table:table-cell table:style-name="ce2" table:number-columns-repeated="13"/>
          <table:table-cell table:number-columns-repeated="100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table:formula="of:=['mort y vt'.$C$6]*['mort y vt'.H23]" office:value-type="float" office:value="0.00107117345142857" calcext:value-type="float">
            <text:p>0.001071</text:p>
          </table:table-cell>
          <table:table-cell table:style-name="ce2" table:formula="of:=['mort y vt'.$C$7]*['mort y vt'.H23]" office:value-type="float" office:value="0.00102016519183673" calcext:value-type="float">
            <text:p>0.001020</text:p>
          </table:table-cell>
          <table:table-cell table:style-name="ce2" table:formula="of:=['mort y vt'.$C$8]*['mort y vt'.H23]" office:value-type="float" office:value="0.000971585896987366" calcext:value-type="float">
            <text:p>0.000972</text:p>
          </table:table-cell>
          <table:table-cell table:style-name="ce5" table:formula="of:=['mort y vt'.$C$9]*['mort y vt'.H23]" office:value-type="float" office:value="0.00092531990189273" calcext:value-type="float">
            <text:p>0.000925</text:p>
          </table:table-cell>
          <table:table-cell table:style-name="ce5" table:formula="of:=['mort y vt'.$C$10]*['mort y vt'.H23]" office:value-type="float" office:value="0.000881257049421648" calcext:value-type="float">
            <text:p>0.000881</text:p>
          </table:table-cell>
          <table:table-cell table:style-name="ce5" table:formula="of:=['mort y vt'.$C$11]*['mort y vt'.H23]" office:value-type="float" office:value="0.000839292428020617" calcext:value-type="float">
            <text:p>0.000839</text:p>
          </table:table-cell>
          <table:table-cell table:style-name="ce5" table:formula="of:=['mort y vt'.$C$12]*['mort y vt'.H23]" office:value-type="float" office:value="0.000799326121924396" calcext:value-type="float">
            <text:p>0.000799</text:p>
          </table:table-cell>
          <table:table-cell table:style-name="ce2" table:number-columns-repeated="13"/>
          <table:table-cell table:number-columns-repeated="100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table:formula="of:=['mort y vt'.$C$6]*['mort y vt'.H24]" office:value-type="float" office:value="0.00108352636095238" calcext:value-type="float">
            <text:p>0.001084</text:p>
          </table:table-cell>
          <table:table-cell table:style-name="ce2" table:formula="of:=['mort y vt'.$C$7]*['mort y vt'.H24]" office:value-type="float" office:value="0.0010319298675737" calcext:value-type="float">
            <text:p>0.001032</text:p>
          </table:table-cell>
          <table:table-cell table:style-name="ce2" table:formula="of:=['mort y vt'.$C$8]*['mort y vt'.H24]" office:value-type="float" office:value="0.000982790350070187" calcext:value-type="float">
            <text:p>0.000983</text:p>
          </table:table-cell>
          <table:table-cell table:style-name="ce5" table:formula="of:=['mort y vt'.$C$9]*['mort y vt'.H24]" office:value-type="float" office:value="0.000935990809590654" calcext:value-type="float">
            <text:p>0.000936</text:p>
          </table:table-cell>
          <table:table-cell table:style-name="ce5" table:formula="of:=['mort y vt'.$C$10]*['mort y vt'.H24]" office:value-type="float" office:value="0.000891419818657766" calcext:value-type="float">
            <text:p>0.000891</text:p>
          </table:table-cell>
          <table:table-cell table:style-name="ce5" table:formula="of:=['mort y vt'.$C$11]*['mort y vt'.H24]" office:value-type="float" office:value="0.000848971255864539" calcext:value-type="float">
            <text:p>0.000849</text:p>
          </table:table-cell>
          <table:table-cell table:style-name="ce5" table:formula="of:=['mort y vt'.$C$12]*['mort y vt'.H24]" office:value-type="float" office:value="0.000808544053204322" calcext:value-type="float">
            <text:p>0.000809</text:p>
          </table:table-cell>
          <table:table-cell table:style-name="ce2" table:number-columns-repeated="13"/>
          <table:table-cell table:number-columns-repeated="1003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table:formula="of:=['mort y vt'.$C$6]*['mort y vt'.H25]" office:value-type="float" office:value="0.00108637698666667" calcext:value-type="float">
            <text:p>0.001086</text:p>
          </table:table-cell>
          <table:table-cell table:style-name="ce2" table:formula="of:=['mort y vt'.$C$7]*['mort y vt'.H25]" office:value-type="float" office:value="0.00103464474920635" calcext:value-type="float">
            <text:p>0.001035</text:p>
          </table:table-cell>
          <table:table-cell table:style-name="ce2" table:formula="of:=['mort y vt'.$C$8]*['mort y vt'.H25]" office:value-type="float" office:value="0.000985375951625094" calcext:value-type="float">
            <text:p>0.000985</text:p>
          </table:table-cell>
          <table:table-cell table:style-name="ce5" table:formula="of:=['mort y vt'.$C$9]*['mort y vt'.H25]" office:value-type="float" office:value="0.000938453287261995" calcext:value-type="float">
            <text:p>0.000938</text:p>
          </table:table-cell>
          <table:table-cell table:style-name="ce5" table:formula="of:=['mort y vt'.$C$10]*['mort y vt'.H25]" office:value-type="float" office:value="0.000893765035487614" calcext:value-type="float">
            <text:p>0.000894</text:p>
          </table:table-cell>
          <table:table-cell table:style-name="ce5" table:formula="of:=['mort y vt'.$C$11]*['mort y vt'.H25]" office:value-type="float" office:value="0.00085120479570249" calcext:value-type="float">
            <text:p>0.000851</text:p>
          </table:table-cell>
          <table:table-cell table:style-name="ce5" table:formula="of:=['mort y vt'.$C$12]*['mort y vt'.H25]" office:value-type="float" office:value="0.00081067123400237" calcext:value-type="float">
            <text:p>0.000811</text:p>
          </table:table-cell>
          <table:table-cell table:style-name="ce2" table:number-columns-repeated="13"/>
          <table:table-cell table:number-columns-repeated="1003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table:formula="of:=['mort y vt'.$C$6]*['mort y vt'.H26]" office:value-type="float" office:value="0.00108732719142857" calcext:value-type="float">
            <text:p>0.001087</text:p>
          </table:table-cell>
          <table:table-cell table:style-name="ce2" table:formula="of:=['mort y vt'.$C$7]*['mort y vt'.H26]" office:value-type="float" office:value="0.00103554970612245" calcext:value-type="float">
            <text:p>0.001036</text:p>
          </table:table-cell>
          <table:table-cell table:style-name="ce2" table:formula="of:=['mort y vt'.$C$8]*['mort y vt'.H26]" office:value-type="float" office:value="0.000986237815354713" calcext:value-type="float">
            <text:p>0.000986</text:p>
          </table:table-cell>
          <table:table-cell table:style-name="ce5" table:formula="of:=['mort y vt'.$C$9]*['mort y vt'.H26]" office:value-type="float" office:value="0.000939274109861632" calcext:value-type="float">
            <text:p>0.000939</text:p>
          </table:table-cell>
          <table:table-cell table:style-name="ce5" table:formula="of:=['mort y vt'.$C$10]*['mort y vt'.H26]" office:value-type="float" office:value="0.000894546771296792" calcext:value-type="float">
            <text:p>0.000895</text:p>
          </table:table-cell>
          <table:table-cell table:style-name="ce5" table:formula="of:=['mort y vt'.$C$11]*['mort y vt'.H26]" office:value-type="float" office:value="0.000851949305996945" calcext:value-type="float">
            <text:p>0.000852</text:p>
          </table:table-cell>
          <table:table-cell table:style-name="ce5" table:formula="of:=['mort y vt'.$C$12]*['mort y vt'.H26]" office:value-type="float" office:value="0.000811380291425661" calcext:value-type="float">
            <text:p>0.000811</text:p>
          </table:table-cell>
          <table:table-cell table:style-name="ce2" table:number-columns-repeated="13"/>
          <table:table-cell table:number-columns-repeated="1003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table:formula="of:=['mort y vt'.$C$6]*['mort y vt'.H27]" office:value-type="float" office:value="0.00108732719142857" calcext:value-type="float">
            <text:p>0.001087</text:p>
          </table:table-cell>
          <table:table-cell table:style-name="ce2" table:formula="of:=['mort y vt'.$C$7]*['mort y vt'.H27]" office:value-type="float" office:value="0.00103554970612245" calcext:value-type="float">
            <text:p>0.001036</text:p>
          </table:table-cell>
          <table:table-cell table:style-name="ce2" table:formula="of:=['mort y vt'.$C$8]*['mort y vt'.H27]" office:value-type="float" office:value="0.000986237815354713" calcext:value-type="float">
            <text:p>0.000986</text:p>
          </table:table-cell>
          <table:table-cell table:style-name="ce5" table:formula="of:=['mort y vt'.$C$9]*['mort y vt'.H27]" office:value-type="float" office:value="0.000939274109861632" calcext:value-type="float">
            <text:p>0.000939</text:p>
          </table:table-cell>
          <table:table-cell table:style-name="ce5" table:formula="of:=['mort y vt'.$C$10]*['mort y vt'.H27]" office:value-type="float" office:value="0.000894546771296792" calcext:value-type="float">
            <text:p>0.000895</text:p>
          </table:table-cell>
          <table:table-cell table:style-name="ce5" table:formula="of:=['mort y vt'.$C$11]*['mort y vt'.H27]" office:value-type="float" office:value="0.000851949305996945" calcext:value-type="float">
            <text:p>0.000852</text:p>
          </table:table-cell>
          <table:table-cell table:style-name="ce5" table:formula="of:=['mort y vt'.$C$12]*['mort y vt'.H27]" office:value-type="float" office:value="0.000811380291425661" calcext:value-type="float">
            <text:p>0.000811</text:p>
          </table:table-cell>
          <table:table-cell table:style-name="ce2" table:number-columns-repeated="13"/>
          <table:table-cell table:number-columns-repeated="1003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table:formula="of:=['mort y vt'.$C$6]*['mort y vt'.H28]" office:value-type="float" office:value="0.00108827739428571" calcext:value-type="float">
            <text:p>0.001088</text:p>
          </table:table-cell>
          <table:table-cell table:style-name="ce2" table:formula="of:=['mort y vt'.$C$7]*['mort y vt'.H28]" office:value-type="float" office:value="0.00103645466122449" calcext:value-type="float">
            <text:p>0.001036</text:p>
          </table:table-cell>
          <table:table-cell table:style-name="ce2" table:formula="of:=['mort y vt'.$C$8]*['mort y vt'.H28]" office:value-type="float" office:value="0.000987099677356657" calcext:value-type="float">
            <text:p>0.000987</text:p>
          </table:table-cell>
          <table:table-cell table:style-name="ce5" table:formula="of:=['mort y vt'.$C$9]*['mort y vt'.H28]" office:value-type="float" office:value="0.000940094930815864" calcext:value-type="float">
            <text:p>0.000940</text:p>
          </table:table-cell>
          <table:table-cell table:style-name="ce5" table:formula="of:=['mort y vt'.$C$10]*['mort y vt'.H28]" office:value-type="float" office:value="0.000895328505538918" calcext:value-type="float">
            <text:p>0.000895</text:p>
          </table:table-cell>
          <table:table-cell table:style-name="ce5" table:formula="of:=['mort y vt'.$C$11]*['mort y vt'.H28]" office:value-type="float" office:value="0.00085269381479897" calcext:value-type="float">
            <text:p>0.000853</text:p>
          </table:table-cell>
          <table:table-cell table:style-name="ce5" table:formula="of:=['mort y vt'.$C$12]*['mort y vt'.H28]" office:value-type="float" office:value="0.000812089347427589" calcext:value-type="float">
            <text:p>0.000812</text:p>
          </table:table-cell>
          <table:table-cell table:style-name="ce2" table:number-columns-repeated="13"/>
          <table:table-cell table:number-columns-repeated="100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table:formula="of:=['mort y vt'.$C$6]*['mort y vt'.H29]" office:value-type="float" office:value="0.00108922759523809" calcext:value-type="float">
            <text:p>0.001089</text:p>
          </table:table-cell>
          <table:table-cell table:style-name="ce2" table:formula="of:=['mort y vt'.$C$7]*['mort y vt'.H29]" office:value-type="float" office:value="0.00103735961451247" calcext:value-type="float">
            <text:p>0.001037</text:p>
          </table:table-cell>
          <table:table-cell table:style-name="ce2" table:formula="of:=['mort y vt'.$C$8]*['mort y vt'.H29]" office:value-type="float" office:value="0.000987961537630925" calcext:value-type="float">
            <text:p>0.000988</text:p>
          </table:table-cell>
          <table:table-cell table:style-name="ce5" table:formula="of:=['mort y vt'.$C$9]*['mort y vt'.H29]" office:value-type="float" office:value="0.000940915750124691" calcext:value-type="float">
            <text:p>0.000941</text:p>
          </table:table-cell>
          <table:table-cell table:style-name="ce5" table:formula="of:=['mort y vt'.$C$10]*['mort y vt'.H29]" office:value-type="float" office:value="0.000896110238213991" calcext:value-type="float">
            <text:p>0.000896</text:p>
          </table:table-cell>
          <table:table-cell table:style-name="ce5" table:formula="of:=['mort y vt'.$C$11]*['mort y vt'.H29]" office:value-type="float" office:value="0.000853438322108564" calcext:value-type="float">
            <text:p>0.000853</text:p>
          </table:table-cell>
          <table:table-cell table:style-name="ce5" table:formula="of:=['mort y vt'.$C$12]*['mort y vt'.H29]" office:value-type="float" office:value="0.000812798402008155" calcext:value-type="float">
            <text:p>0.000813</text:p>
          </table:table-cell>
          <table:table-cell table:style-name="ce2" table:number-columns-repeated="13"/>
          <table:table-cell table:number-columns-repeated="1003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 table:formula="of:=['mort y vt'.$C$6]*['mort y vt'.H30]" office:value-type="float" office:value="0.00109017779428571" calcext:value-type="float">
            <text:p>0.001090</text:p>
          </table:table-cell>
          <table:table-cell table:style-name="ce2" table:formula="of:=['mort y vt'.$C$7]*['mort y vt'.H30]" office:value-type="float" office:value="0.00103826456598639" calcext:value-type="float">
            <text:p>0.001038</text:p>
          </table:table-cell>
          <table:table-cell table:style-name="ce2" table:formula="of:=['mort y vt'.$C$8]*['mort y vt'.H30]" office:value-type="float" office:value="0.000988823396177519" calcext:value-type="float">
            <text:p>0.000989</text:p>
          </table:table-cell>
          <table:table-cell table:style-name="ce5" table:formula="of:=['mort y vt'.$C$9]*['mort y vt'.H30]" office:value-type="float" office:value="0.000941736567788113" calcext:value-type="float">
            <text:p>0.000942</text:p>
          </table:table-cell>
          <table:table-cell table:style-name="ce5" table:formula="of:=['mort y vt'.$C$10]*['mort y vt'.H30]" office:value-type="float" office:value="0.000896891969322012" calcext:value-type="float">
            <text:p>0.000897</text:p>
          </table:table-cell>
          <table:table-cell table:style-name="ce5" table:formula="of:=['mort y vt'.$C$11]*['mort y vt'.H30]" office:value-type="float" office:value="0.000854182827925726" calcext:value-type="float">
            <text:p>0.000854</text:p>
          </table:table-cell>
          <table:table-cell table:style-name="ce5" table:formula="of:=['mort y vt'.$C$12]*['mort y vt'.H30]" office:value-type="float" office:value="0.000813507455167357" calcext:value-type="float">
            <text:p>0.000814</text:p>
          </table:table-cell>
          <table:table-cell table:style-name="ce2" table:number-columns-repeated="13"/>
          <table:table-cell table:number-columns-repeated="1003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" table:formula="of:=['mort y vt'.$C$6]*['mort y vt'.H31]" office:value-type="float" office:value="0.001112982" calcext:value-type="float">
            <text:p>0.001113</text:p>
          </table:table-cell>
          <table:table-cell table:style-name="ce2" table:formula="of:=['mort y vt'.$C$7]*['mort y vt'.H31]" office:value-type="float" office:value="0.00105998285714286" calcext:value-type="float">
            <text:p>0.001060</text:p>
          </table:table-cell>
          <table:table-cell table:style-name="ce2" table:formula="of:=['mort y vt'.$C$8]*['mort y vt'.H31]" office:value-type="float" office:value="0.0010095074829932" calcext:value-type="float">
            <text:p>0.001010</text:p>
          </table:table-cell>
          <table:table-cell table:style-name="ce5" table:formula="of:=['mort y vt'.$C$9]*['mort y vt'.H31]" office:value-type="float" office:value="0.000961435698088759" calcext:value-type="float">
            <text:p>0.000961</text:p>
          </table:table-cell>
          <table:table-cell table:style-name="ce5" table:formula="of:=['mort y vt'.$C$10]*['mort y vt'.H31]" office:value-type="float" office:value="0.000915653045798818" calcext:value-type="float">
            <text:p>0.000916</text:p>
          </table:table-cell>
          <table:table-cell table:style-name="ce5" table:formula="of:=['mort y vt'.$C$11]*['mort y vt'.H31]" office:value-type="float" office:value="0.000872050519808399" calcext:value-type="float">
            <text:p>0.000872</text:p>
          </table:table-cell>
          <table:table-cell table:style-name="ce5" table:formula="of:=['mort y vt'.$C$12]*['mort y vt'.H31]" office:value-type="float" office:value="0.000830524304579427" calcext:value-type="float">
            <text:p>0.000831</text:p>
          </table:table-cell>
          <table:table-cell table:style-name="ce2" table:number-columns-repeated="13"/>
          <table:table-cell table:number-columns-repeated="1003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" table:formula="of:=['mort y vt'.$C$6]*['mort y vt'.H32]" office:value-type="float" office:value="0.00115098657142857" calcext:value-type="float">
            <text:p>0.001151</text:p>
          </table:table-cell>
          <table:table-cell table:style-name="ce2" table:formula="of:=['mort y vt'.$C$7]*['mort y vt'.H32]" office:value-type="float" office:value="0.00109617768707483" calcext:value-type="float">
            <text:p>0.001096</text:p>
          </table:table-cell>
          <table:table-cell table:style-name="ce2" table:formula="of:=['mort y vt'.$C$8]*['mort y vt'.H32]" office:value-type="float" office:value="0.00104397874959508" calcext:value-type="float">
            <text:p>0.001044</text:p>
          </table:table-cell>
          <table:table-cell table:style-name="ce5" table:formula="of:=['mort y vt'.$C$9]*['mort y vt'.H32]" office:value-type="float" office:value="0.000994265475804835" calcext:value-type="float">
            <text:p>0.000994</text:p>
          </table:table-cell>
          <table:table-cell table:style-name="ce5" table:formula="of:=['mort y vt'.$C$10]*['mort y vt'.H32]" office:value-type="float" office:value="0.000946919500766509" calcext:value-type="float">
            <text:p>0.000947</text:p>
          </table:table-cell>
          <table:table-cell table:style-name="ce5" table:formula="of:=['mort y vt'.$C$11]*['mort y vt'.H32]" office:value-type="float" office:value="0.000901828095968104" calcext:value-type="float">
            <text:p>0.000902</text:p>
          </table:table-cell>
          <table:table-cell table:style-name="ce5" table:formula="of:=['mort y vt'.$C$12]*['mort y vt'.H32]" office:value-type="float" office:value="0.000858883900922003" calcext:value-type="float">
            <text:p>0.000859</text:p>
          </table:table-cell>
          <table:table-cell table:style-name="ce2" table:number-columns-repeated="13"/>
          <table:table-cell table:number-columns-repeated="1003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2" table:formula="of:=['mort y vt'.$C$6]*['mort y vt'.H33]" office:value-type="float" office:value="0.00120418785142857" calcext:value-type="float">
            <text:p>0.001204</text:p>
          </table:table-cell>
          <table:table-cell table:style-name="ce2" table:formula="of:=['mort y vt'.$C$7]*['mort y vt'.H33]" office:value-type="float" office:value="0.00114684557278912" calcext:value-type="float">
            <text:p>0.001147</text:p>
          </table:table-cell>
          <table:table-cell table:style-name="ce2" table:formula="of:=['mort y vt'.$C$8]*['mort y vt'.H33]" office:value-type="float" office:value="0.00109223387884678" calcext:value-type="float">
            <text:p>0.001092</text:p>
          </table:table-cell>
          <table:table-cell table:style-name="ce5" table:formula="of:=['mort y vt'.$C$9]*['mort y vt'.H33]" office:value-type="float" office:value="0.00104022274175884" calcext:value-type="float">
            <text:p>0.001040</text:p>
          </table:table-cell>
          <table:table-cell table:style-name="ce5" table:formula="of:=['mort y vt'.$C$10]*['mort y vt'.H33]" office:value-type="float" office:value="0.000990688325484605" calcext:value-type="float">
            <text:p>0.000991</text:p>
          </table:table-cell>
          <table:table-cell table:style-name="ce5" table:formula="of:=['mort y vt'.$C$11]*['mort y vt'.H33]" office:value-type="float" office:value="0.000943512690937719" calcext:value-type="float">
            <text:p>0.000944</text:p>
          </table:table-cell>
          <table:table-cell table:style-name="ce5" table:formula="of:=['mort y vt'.$C$12]*['mort y vt'.H33]" office:value-type="float" office:value="0.000898583515178779" calcext:value-type="float">
            <text:p>0.000899</text:p>
          </table:table-cell>
          <table:table-cell table:style-name="ce2" table:number-columns-repeated="13"/>
          <table:table-cell table:number-columns-repeated="100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table:formula="of:=['mort y vt'.$C$6]*['mort y vt'.H34]" office:value-type="float" office:value="0.00127163088666667" calcext:value-type="float">
            <text:p>0.001272</text:p>
          </table:table-cell>
          <table:table-cell table:style-name="ce2" table:formula="of:=['mort y vt'.$C$7]*['mort y vt'.H34]" office:value-type="float" office:value="0.00121107703492064" calcext:value-type="float">
            <text:p>0.001211</text:p>
          </table:table-cell>
          <table:table-cell table:style-name="ce2" table:formula="of:=['mort y vt'.$C$8]*['mort y vt'.H34]" office:value-type="float" office:value="0.00115340669992441" calcext:value-type="float">
            <text:p>0.001153</text:p>
          </table:table-cell>
          <table:table-cell table:style-name="ce5" table:formula="of:=['mort y vt'.$C$9]*['mort y vt'.H34]" office:value-type="float" office:value="0.00109848257135659" calcext:value-type="float">
            <text:p>0.001098</text:p>
          </table:table-cell>
          <table:table-cell table:style-name="ce5" table:formula="of:=['mort y vt'.$C$10]*['mort y vt'.H34]" office:value-type="float" office:value="0.00104617387748246" calcext:value-type="float">
            <text:p>0.001046</text:p>
          </table:table-cell>
          <table:table-cell table:style-name="ce5" table:formula="of:=['mort y vt'.$C$11]*['mort y vt'.H34]" office:value-type="float" office:value="0.000996356073792821" calcext:value-type="float">
            <text:p>0.000996</text:p>
          </table:table-cell>
          <table:table-cell table:style-name="ce5" table:formula="of:=['mort y vt'.$C$12]*['mort y vt'.H34]" office:value-type="float" office:value="0.000948910546469352" calcext:value-type="float">
            <text:p>0.000949</text:p>
          </table:table-cell>
          <table:table-cell table:style-name="ce2" table:number-columns-repeated="13"/>
          <table:table-cell table:number-columns-repeated="1003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table:formula="of:=['mort y vt'.$C$6]*['mort y vt'.H35]" office:value-type="float" office:value="0.00135141024666667" calcext:value-type="float">
            <text:p>0.001351</text:p>
          </table:table-cell>
          <table:table-cell table:style-name="ce2" table:formula="of:=['mort y vt'.$C$7]*['mort y vt'.H35]" office:value-type="float" office:value="0.00128705737777778" calcext:value-type="float">
            <text:p>0.001287</text:p>
          </table:table-cell>
          <table:table-cell table:style-name="ce2" table:formula="of:=['mort y vt'.$C$8]*['mort y vt'.H35]" office:value-type="float" office:value="0.00122576893121693" calcext:value-type="float">
            <text:p>0.001226</text:p>
          </table:table-cell>
          <table:table-cell table:style-name="ce5" table:formula="of:=['mort y vt'.$C$9]*['mort y vt'.H35]" office:value-type="float" office:value="0.00116739898211136" calcext:value-type="float">
            <text:p>0.001167</text:p>
          </table:table-cell>
          <table:table-cell table:style-name="ce5" table:formula="of:=['mort y vt'.$C$10]*['mort y vt'.H35]" office:value-type="float" office:value="0.00111180855439177" calcext:value-type="float">
            <text:p>0.001112</text:p>
          </table:table-cell>
          <table:table-cell table:style-name="ce5" table:formula="of:=['mort y vt'.$C$11]*['mort y vt'.H35]" office:value-type="float" office:value="0.00105886528989693" calcext:value-type="float">
            <text:p>0.001059</text:p>
          </table:table-cell>
          <table:table-cell table:style-name="ce5" table:formula="of:=['mort y vt'.$C$12]*['mort y vt'.H35]" office:value-type="float" office:value="0.00100844313323517" calcext:value-type="float">
            <text:p>0.001008</text:p>
          </table:table-cell>
          <table:table-cell table:style-name="ce2" table:number-columns-repeated="13"/>
          <table:table-cell table:number-columns-repeated="1003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table:formula="of:=['mort y vt'.$C$6]*['mort y vt'.H36]" office:value-type="float" office:value="0.00144257020095238" calcext:value-type="float">
            <text:p>0.001443</text:p>
          </table:table-cell>
          <table:table-cell table:style-name="ce2" table:formula="of:=['mort y vt'.$C$7]*['mort y vt'.H36]" office:value-type="float" office:value="0.00137387638185941" calcext:value-type="float">
            <text:p>0.001374</text:p>
          </table:table-cell>
          <table:table-cell table:style-name="ce2" table:formula="of:=['mort y vt'.$C$8]*['mort y vt'.H36]" office:value-type="float" office:value="0.00130845369700896" calcext:value-type="float">
            <text:p>0.001308</text:p>
          </table:table-cell>
          <table:table-cell table:style-name="ce5" table:formula="of:=['mort y vt'.$C$9]*['mort y vt'.H36]" office:value-type="float" office:value="0.00124614637810377" calcext:value-type="float">
            <text:p>0.001246</text:p>
          </table:table-cell>
          <table:table-cell table:style-name="ce5" table:formula="of:=['mort y vt'.$C$10]*['mort y vt'.H36]" office:value-type="float" office:value="0.00118680607438455" calcext:value-type="float">
            <text:p>0.001187</text:p>
          </table:table-cell>
          <table:table-cell table:style-name="ce5" table:formula="of:=['mort y vt'.$C$11]*['mort y vt'.H36]" office:value-type="float" office:value="0.00113029149941385" calcext:value-type="float">
            <text:p>0.001130</text:p>
          </table:table-cell>
          <table:table-cell table:style-name="ce5" table:formula="of:=['mort y vt'.$C$12]*['mort y vt'.H36]" office:value-type="float" office:value="0.00107646809467986" calcext:value-type="float">
            <text:p>0.001076</text:p>
          </table:table-cell>
          <table:table-cell table:style-name="ce2" table:number-columns-repeated="13"/>
          <table:table-cell table:number-columns-repeated="1003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2" table:formula="of:=['mort y vt'.$C$6]*['mort y vt'.H37]" office:value-type="float" office:value="0.00154510416666667" calcext:value-type="float">
            <text:p>0.001545</text:p>
          </table:table-cell>
          <table:table-cell table:style-name="ce2" table:formula="of:=['mort y vt'.$C$7]*['mort y vt'.H37]" office:value-type="float" office:value="0.00147152777777778" calcext:value-type="float">
            <text:p>0.001472</text:p>
          </table:table-cell>
          <table:table-cell table:style-name="ce2" table:formula="of:=['mort y vt'.$C$8]*['mort y vt'.H37]" office:value-type="float" office:value="0.00140145502645503" calcext:value-type="float">
            <text:p>0.001401</text:p>
          </table:table-cell>
          <table:table-cell table:style-name="ce5" table:formula="of:=['mort y vt'.$C$9]*['mort y vt'.H37]" office:value-type="float" office:value="0.00133471907281431" calcext:value-type="float">
            <text:p>0.001335</text:p>
          </table:table-cell>
          <table:table-cell table:style-name="ce5" table:formula="of:=['mort y vt'.$C$10]*['mort y vt'.H37]" office:value-type="float" office:value="0.00127116102172792" calcext:value-type="float">
            <text:p>0.001271</text:p>
          </table:table-cell>
          <table:table-cell table:style-name="ce5" table:formula="of:=['mort y vt'.$C$11]*['mort y vt'.H37]" office:value-type="float" office:value="0.00121062954450278" calcext:value-type="float">
            <text:p>0.001211</text:p>
          </table:table-cell>
          <table:table-cell table:style-name="ce5" table:formula="of:=['mort y vt'.$C$12]*['mort y vt'.H37]" office:value-type="float" office:value="0.00115298051857407" calcext:value-type="float">
            <text:p>0.001153</text:p>
          </table:table-cell>
          <table:table-cell table:style-name="ce2" table:number-columns-repeated="13"/>
          <table:table-cell table:number-columns-repeated="1003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2" table:formula="of:=['mort y vt'.$C$6]*['mort y vt'.H38]" office:value-type="float" office:value="0.00165900473809524" calcext:value-type="float">
            <text:p>0.001659</text:p>
          </table:table-cell>
          <table:table-cell table:style-name="ce2" table:formula="of:=['mort y vt'.$C$7]*['mort y vt'.H38]" office:value-type="float" office:value="0.00158000451247166" calcext:value-type="float">
            <text:p>0.001580</text:p>
          </table:table-cell>
          <table:table-cell table:style-name="ce2" table:formula="of:=['mort y vt'.$C$8]*['mort y vt'.H38]" office:value-type="float" office:value="0.00150476620235396" calcext:value-type="float">
            <text:p>0.001505</text:p>
          </table:table-cell>
          <table:table-cell table:style-name="ce5" table:formula="of:=['mort y vt'.$C$9]*['mort y vt'.H38]" office:value-type="float" office:value="0.00143311066890853" calcext:value-type="float">
            <text:p>0.001433</text:p>
          </table:table-cell>
          <table:table-cell table:style-name="ce5" table:formula="of:=['mort y vt'.$C$10]*['mort y vt'.H38]" office:value-type="float" office:value="0.00136486730372241" calcext:value-type="float">
            <text:p>0.001365</text:p>
          </table:table-cell>
          <table:table-cell table:style-name="ce5" table:formula="of:=['mort y vt'.$C$11]*['mort y vt'.H38]" office:value-type="float" office:value="0.00129987362259277" calcext:value-type="float">
            <text:p>0.001300</text:p>
          </table:table-cell>
          <table:table-cell table:style-name="ce5" table:formula="of:=['mort y vt'.$C$12]*['mort y vt'.H38]" office:value-type="float" office:value="0.00123797487865978" calcext:value-type="float">
            <text:p>0.001238</text:p>
          </table:table-cell>
          <table:table-cell table:style-name="ce2" table:number-columns-repeated="13"/>
          <table:table-cell table:number-columns-repeated="100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" table:formula="of:=['mort y vt'.$C$6]*['mort y vt'.H39]" office:value-type="float" office:value="0.00178616129428571" calcext:value-type="float">
            <text:p>0.001786</text:p>
          </table:table-cell>
          <table:table-cell table:style-name="ce2" table:formula="of:=['mort y vt'.$C$7]*['mort y vt'.H39]" office:value-type="float" office:value="0.00170110599455782" calcext:value-type="float">
            <text:p>0.001701</text:p>
          </table:table-cell>
          <table:table-cell table:style-name="ce2" table:formula="of:=['mort y vt'.$C$8]*['mort y vt'.H39]" office:value-type="float" office:value="0.00162010094719793" calcext:value-type="float">
            <text:p>0.001620</text:p>
          </table:table-cell>
          <table:table-cell table:style-name="ce5" table:formula="of:=['mort y vt'.$C$9]*['mort y vt'.H39]" office:value-type="float" office:value="0.00154295328304564" calcext:value-type="float">
            <text:p>0.001543</text:p>
          </table:table-cell>
          <table:table-cell table:style-name="ce5" table:formula="of:=['mort y vt'.$C$10]*['mort y vt'.H39]" office:value-type="float" office:value="0.00146947931718633" calcext:value-type="float">
            <text:p>0.001469</text:p>
          </table:table-cell>
          <table:table-cell table:style-name="ce5" table:formula="of:=['mort y vt'.$C$11]*['mort y vt'.H39]" office:value-type="float" office:value="0.00139950411160603" calcext:value-type="float">
            <text:p>0.001400</text:p>
          </table:table-cell>
          <table:table-cell table:style-name="ce5" table:formula="of:=['mort y vt'.$C$12]*['mort y vt'.H39]" office:value-type="float" office:value="0.00133286105867241" calcext:value-type="float">
            <text:p>0.001333</text:p>
          </table:table-cell>
          <table:table-cell table:style-name="ce2" table:number-columns-repeated="13"/>
          <table:table-cell table:number-columns-repeated="1003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" table:formula="of:=['mort y vt'.$C$6]*['mort y vt'.H40]" office:value-type="float" office:value="0.00192751163428571" calcext:value-type="float">
            <text:p>0.001928</text:p>
          </table:table-cell>
          <table:table-cell table:style-name="ce2" table:formula="of:=['mort y vt'.$C$7]*['mort y vt'.H40]" office:value-type="float" office:value="0.00183572536598639" calcext:value-type="float">
            <text:p>0.001836</text:p>
          </table:table-cell>
          <table:table-cell table:style-name="ce2" table:formula="of:=['mort y vt'.$C$8]*['mort y vt'.H40]" office:value-type="float" office:value="0.00174830987236799" calcext:value-type="float">
            <text:p>0.001748</text:p>
          </table:table-cell>
          <table:table-cell table:style-name="ce5" table:formula="of:=['mort y vt'.$C$9]*['mort y vt'.H40]" office:value-type="float" office:value="0.00166505702130285" calcext:value-type="float">
            <text:p>0.001665</text:p>
          </table:table-cell>
          <table:table-cell table:style-name="ce5" table:formula="of:=['mort y vt'.$C$10]*['mort y vt'.H40]" office:value-type="float" office:value="0.001585768591717" calcext:value-type="float">
            <text:p>0.001586</text:p>
          </table:table-cell>
          <table:table-cell table:style-name="ce5" table:formula="of:=['mort y vt'.$C$11]*['mort y vt'.H40]" office:value-type="float" office:value="0.00151025580163524" calcext:value-type="float">
            <text:p>0.001510</text:p>
          </table:table-cell>
          <table:table-cell table:style-name="ce5" table:formula="of:=['mort y vt'.$C$12]*['mort y vt'.H40]" office:value-type="float" office:value="0.00143833885870023" calcext:value-type="float">
            <text:p>0.001438</text:p>
          </table:table-cell>
          <table:table-cell table:style-name="ce2" table:number-columns-repeated="13"/>
          <table:table-cell table:number-columns-repeated="1003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" table:formula="of:=['mort y vt'.$C$6]*['mort y vt'.H41]" office:value-type="float" office:value="0.00208304298666667" calcext:value-type="float">
            <text:p>0.002083</text:p>
          </table:table-cell>
          <table:table-cell table:style-name="ce2" table:formula="of:=['mort y vt'.$C$7]*['mort y vt'.H41]" office:value-type="float" office:value="0.00198385046349206" calcext:value-type="float">
            <text:p>0.001984</text:p>
          </table:table-cell>
          <table:table-cell table:style-name="ce2" table:formula="of:=['mort y vt'.$C$8]*['mort y vt'.H41]" office:value-type="float" office:value="0.00188938139380196" calcext:value-type="float">
            <text:p>0.001889</text:p>
          </table:table-cell>
          <table:table-cell table:style-name="ce5" table:formula="of:=['mort y vt'.$C$9]*['mort y vt'.H41]" office:value-type="float" office:value="0.00179941085123997" calcext:value-type="float">
            <text:p>0.001799</text:p>
          </table:table-cell>
          <table:table-cell table:style-name="ce5" table:formula="of:=['mort y vt'.$C$10]*['mort y vt'.H41]" office:value-type="float" office:value="0.00171372462022854" calcext:value-type="float">
            <text:p>0.001714</text:p>
          </table:table-cell>
          <table:table-cell table:style-name="ce5" table:formula="of:=['mort y vt'.$C$11]*['mort y vt'.H41]" office:value-type="float" office:value="0.00163211868593194" calcext:value-type="float">
            <text:p>0.001632</text:p>
          </table:table-cell>
          <table:table-cell table:style-name="ce5" table:formula="of:=['mort y vt'.$C$12]*['mort y vt'.H41]" office:value-type="float" office:value="0.00155439874850661" calcext:value-type="float">
            <text:p>0.001554</text:p>
          </table:table-cell>
          <table:table-cell table:style-name="ce2" table:number-columns-repeated="13"/>
          <table:table-cell table:number-columns-repeated="1003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table:formula="of:=['mort y vt'.$C$6]*['mort y vt'.H42]" office:value-type="float" office:value="0.00225653273809524" calcext:value-type="float">
            <text:p>0.002257</text:p>
          </table:table-cell>
          <table:table-cell table:style-name="ce2" table:formula="of:=['mort y vt'.$C$7]*['mort y vt'.H42]" office:value-type="float" office:value="0.00214907879818594" calcext:value-type="float">
            <text:p>0.002149</text:p>
          </table:table-cell>
          <table:table-cell table:style-name="ce2" table:formula="of:=['mort y vt'.$C$8]*['mort y vt'.H42]" office:value-type="float" office:value="0.00204674171255804" calcext:value-type="float">
            <text:p>0.002047</text:p>
          </table:table-cell>
          <table:table-cell table:style-name="ce5" table:formula="of:=['mort y vt'.$C$9]*['mort y vt'.H42]" office:value-type="float" office:value="0.00194927782148385" calcext:value-type="float">
            <text:p>0.001949</text:p>
          </table:table-cell>
          <table:table-cell table:style-name="ce5" table:formula="of:=['mort y vt'.$C$10]*['mort y vt'.H42]" office:value-type="float" office:value="0.00185645506807985" calcext:value-type="float">
            <text:p>0.001856</text:p>
          </table:table-cell>
          <table:table-cell table:style-name="ce5" table:formula="of:=['mort y vt'.$C$11]*['mort y vt'.H42]" office:value-type="float" office:value="0.00176805244579034" calcext:value-type="float">
            <text:p>0.001768</text:p>
          </table:table-cell>
          <table:table-cell table:style-name="ce5" table:formula="of:=['mort y vt'.$C$12]*['mort y vt'.H42]" office:value-type="float" office:value="0.00168385947218127" calcext:value-type="float">
            <text:p>0.001684</text:p>
          </table:table-cell>
          <table:table-cell table:style-name="ce2" table:number-columns-repeated="13"/>
          <table:table-cell table:number-columns-repeated="1003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table:formula="of:=['mort y vt'.$C$6]*['mort y vt'.H43]" office:value-type="float" office:value="0.00244985596095238" calcext:value-type="float">
            <text:p>0.002450</text:p>
          </table:table-cell>
          <table:table-cell table:style-name="ce2" table:formula="of:=['mort y vt'.$C$7]*['mort y vt'.H43]" office:value-type="float" office:value="0.00233319615328798" calcext:value-type="float">
            <text:p>0.002333</text:p>
          </table:table-cell>
          <table:table-cell table:style-name="ce2" table:formula="of:=['mort y vt'.$C$8]*['mort y vt'.H43]" office:value-type="float" office:value="0.00222209157455998" calcext:value-type="float">
            <text:p>0.002222</text:p>
          </table:table-cell>
          <table:table-cell table:style-name="ce5" table:formula="of:=['mort y vt'.$C$9]*['mort y vt'.H43]" office:value-type="float" office:value="0.00211627769005713" calcext:value-type="float">
            <text:p>0.002116</text:p>
          </table:table-cell>
          <table:table-cell table:style-name="ce5" table:formula="of:=['mort y vt'.$C$10]*['mort y vt'.H43]" office:value-type="float" office:value="0.00201550256195917" calcext:value-type="float">
            <text:p>0.002016</text:p>
          </table:table-cell>
          <table:table-cell table:style-name="ce5" table:formula="of:=['mort y vt'.$C$11]*['mort y vt'.H43]" office:value-type="float" office:value="0.00191952624948492" calcext:value-type="float">
            <text:p>0.001920</text:p>
          </table:table-cell>
          <table:table-cell table:style-name="ce5" table:formula="of:=['mort y vt'.$C$12]*['mort y vt'.H43]" office:value-type="float" office:value="0.00182812023760469" calcext:value-type="float">
            <text:p>0.001828</text:p>
          </table:table-cell>
          <table:table-cell table:style-name="ce2" table:number-columns-repeated="13"/>
          <table:table-cell table:number-columns-repeated="100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table:formula="of:=['mort y vt'.$C$6]*['mort y vt'.H44]" office:value-type="float" office:value="0.00266867038095238" calcext:value-type="float">
            <text:p>0.002669</text:p>
          </table:table-cell>
          <table:table-cell table:style-name="ce2" table:formula="of:=['mort y vt'.$C$7]*['mort y vt'.H44]" office:value-type="float" office:value="0.00254159083900227" calcext:value-type="float">
            <text:p>0.002542</text:p>
          </table:table-cell>
          <table:table-cell table:style-name="ce2" table:formula="of:=['mort y vt'.$C$8]*['mort y vt'.H44]" office:value-type="float" office:value="0.00242056270381168" calcext:value-type="float">
            <text:p>0.002421</text:p>
          </table:table-cell>
          <table:table-cell table:style-name="ce5" table:formula="of:=['mort y vt'.$C$9]*['mort y vt'.H44]" office:value-type="float" office:value="0.00230529781315398" calcext:value-type="float">
            <text:p>0.002305</text:p>
          </table:table-cell>
          <table:table-cell table:style-name="ce5" table:formula="of:=['mort y vt'.$C$10]*['mort y vt'.H44]" office:value-type="float" office:value="0.00219552172681332" calcext:value-type="float">
            <text:p>0.002196</text:p>
          </table:table-cell>
          <table:table-cell table:style-name="ce5" table:formula="of:=['mort y vt'.$C$11]*['mort y vt'.H44]" office:value-type="float" office:value="0.00209097307315554" calcext:value-type="float">
            <text:p>0.002091</text:p>
          </table:table-cell>
          <table:table-cell table:style-name="ce5" table:formula="of:=['mort y vt'.$C$12]*['mort y vt'.H44]" office:value-type="float" office:value="0.0019914029268148" calcext:value-type="float">
            <text:p>0.001991</text:p>
          </table:table-cell>
          <table:table-cell table:style-name="ce2" table:number-columns-repeated="13"/>
          <table:table-cell table:number-columns-repeated="1003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2" table:formula="of:=['mort y vt'.$C$6]*['mort y vt'.H45]" office:value-type="float" office:value="0.00291672649142857" calcext:value-type="float">
            <text:p>0.002917</text:p>
          </table:table-cell>
          <table:table-cell table:style-name="ce2" table:formula="of:=['mort y vt'.$C$7]*['mort y vt'.H45]" office:value-type="float" office:value="0.0027778347537415" calcext:value-type="float">
            <text:p>0.002778</text:p>
          </table:table-cell>
          <table:table-cell table:style-name="ce2" table:formula="of:=['mort y vt'.$C$8]*['mort y vt'.H45]" office:value-type="float" office:value="0.00264555690832523" calcext:value-type="float">
            <text:p>0.002646</text:p>
          </table:table-cell>
          <table:table-cell table:style-name="ce5" table:formula="of:=['mort y vt'.$C$9]*['mort y vt'.H45]" office:value-type="float" office:value="0.0025195780079288" calcext:value-type="float">
            <text:p>0.002520</text:p>
          </table:table-cell>
          <table:table-cell table:style-name="ce5" table:formula="of:=['mort y vt'.$C$10]*['mort y vt'.H45]" office:value-type="float" office:value="0.00239959810278933" calcext:value-type="float">
            <text:p>0.002400</text:p>
          </table:table-cell>
          <table:table-cell table:style-name="ce5" table:formula="of:=['mort y vt'.$C$11]*['mort y vt'.H45]" office:value-type="float" office:value="0.00228533152646603" calcext:value-type="float">
            <text:p>0.002285</text:p>
          </table:table-cell>
          <table:table-cell table:style-name="ce5" table:formula="of:=['mort y vt'.$C$12]*['mort y vt'.H45]" office:value-type="float" office:value="0.00217650621568193" calcext:value-type="float">
            <text:p>0.002177</text:p>
          </table:table-cell>
          <table:table-cell table:style-name="ce2" table:number-columns-repeated="13"/>
          <table:table-cell table:number-columns-repeated="1003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" table:formula="of:=['mort y vt'.$C$6]*['mort y vt'.H46]" office:value-type="float" office:value="0.00319776175142857" calcext:value-type="float">
            <text:p>0.003198</text:p>
          </table:table-cell>
          <table:table-cell table:style-name="ce2" table:formula="of:=['mort y vt'.$C$7]*['mort y vt'.H46]" office:value-type="float" office:value="0.00304548738231293" calcext:value-type="float">
            <text:p>0.003045</text:p>
          </table:table-cell>
          <table:table-cell table:style-name="ce2" table:formula="of:=['mort y vt'.$C$8]*['mort y vt'.H46]" office:value-type="float" office:value="0.00290046417363136" calcext:value-type="float">
            <text:p>0.002900</text:p>
          </table:table-cell>
          <table:table-cell table:style-name="ce5" table:formula="of:=['mort y vt'.$C$9]*['mort y vt'.H46]" office:value-type="float" office:value="0.00276234683202986" calcext:value-type="float">
            <text:p>0.002762</text:p>
          </table:table-cell>
          <table:table-cell table:style-name="ce5" table:formula="of:=['mort y vt'.$C$10]*['mort y vt'.H46]" office:value-type="float" office:value="0.00263080650669511" calcext:value-type="float">
            <text:p>0.002631</text:p>
          </table:table-cell>
          <table:table-cell table:style-name="ce5" table:formula="of:=['mort y vt'.$C$11]*['mort y vt'.H46]" office:value-type="float" office:value="0.0025055300063763" calcext:value-type="float">
            <text:p>0.002506</text:p>
          </table:table-cell>
          <table:table-cell table:style-name="ce5" table:formula="of:=['mort y vt'.$C$12]*['mort y vt'.H46]" office:value-type="float" office:value="0.00238621905369171" calcext:value-type="float">
            <text:p>0.002386</text:p>
          </table:table-cell>
          <table:table-cell table:style-name="ce2" table:number-columns-repeated="13"/>
          <table:table-cell table:number-columns-repeated="1003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" table:formula="of:=['mort y vt'.$C$6]*['mort y vt'.H47]" office:value-type="float" office:value="0.00351738871523809" calcext:value-type="float">
            <text:p>0.003517</text:p>
          </table:table-cell>
          <table:table-cell table:style-name="ce2" table:formula="of:=['mort y vt'.$C$7]*['mort y vt'.H47]" office:value-type="float" office:value="0.00334989401451247" calcext:value-type="float">
            <text:p>0.003350</text:p>
          </table:table-cell>
          <table:table-cell table:style-name="ce2" table:formula="of:=['mort y vt'.$C$8]*['mort y vt'.H47]" office:value-type="float" office:value="0.00319037525191664" calcext:value-type="float">
            <text:p>0.003190</text:p>
          </table:table-cell>
          <table:table-cell table:style-name="ce5" table:formula="of:=['mort y vt'.$C$9]*['mort y vt'.H47]" office:value-type="float" office:value="0.00303845262087299" calcext:value-type="float">
            <text:p>0.003038</text:p>
          </table:table-cell>
          <table:table-cell table:style-name="ce5" table:formula="of:=['mort y vt'.$C$10]*['mort y vt'.H47]" office:value-type="float" office:value="0.00289376440083142" calcext:value-type="float">
            <text:p>0.002894</text:p>
          </table:table-cell>
          <table:table-cell table:style-name="ce5" table:formula="of:=['mort y vt'.$C$11]*['mort y vt'.H47]" office:value-type="float" office:value="0.00275596609602992" calcext:value-type="float">
            <text:p>0.002756</text:p>
          </table:table-cell>
          <table:table-cell table:style-name="ce5" table:formula="of:=['mort y vt'.$C$12]*['mort y vt'.H47]" office:value-type="float" office:value="0.00262472961526659" calcext:value-type="float">
            <text:p>0.002625</text:p>
          </table:table-cell>
          <table:table-cell table:style-name="ce2" table:number-columns-repeated="13"/>
          <table:table-cell table:number-columns-repeated="1003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2" table:formula="of:=['mort y vt'.$C$6]*['mort y vt'.H48]" office:value-type="float" office:value="0.00388025116095238" calcext:value-type="float">
            <text:p>0.003880</text:p>
          </table:table-cell>
          <table:table-cell table:style-name="ce2" table:formula="of:=['mort y vt'.$C$7]*['mort y vt'.H48]" office:value-type="float" office:value="0.00369547729614513" calcext:value-type="float">
            <text:p>0.003695</text:p>
          </table:table-cell>
          <table:table-cell table:style-name="ce2" table:formula="of:=['mort y vt'.$C$8]*['mort y vt'.H48]" office:value-type="float" office:value="0.00351950218680488" calcext:value-type="float">
            <text:p>0.003520</text:p>
          </table:table-cell>
          <table:table-cell table:style-name="ce5" table:formula="of:=['mort y vt'.$C$9]*['mort y vt'.H48]" office:value-type="float" office:value="0.00335190684457608" calcext:value-type="float">
            <text:p>0.003352</text:p>
          </table:table-cell>
          <table:table-cell table:style-name="ce5" table:formula="of:=['mort y vt'.$C$10]*['mort y vt'.H48]" office:value-type="float" office:value="0.0031922922329296" calcext:value-type="float">
            <text:p>0.003192</text:p>
          </table:table-cell>
          <table:table-cell table:style-name="ce5" table:formula="of:=['mort y vt'.$C$11]*['mort y vt'.H48]" office:value-type="float" office:value="0.00304027831707581" calcext:value-type="float">
            <text:p>0.003040</text:p>
          </table:table-cell>
          <table:table-cell table:style-name="ce5" table:formula="of:=['mort y vt'.$C$12]*['mort y vt'.H48]" office:value-type="float" office:value="0.00289550315911981" calcext:value-type="float">
            <text:p>0.002896</text:p>
          </table:table-cell>
          <table:table-cell table:style-name="ce2" table:number-columns-repeated="13"/>
          <table:table-cell table:number-columns-repeated="100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" table:formula="of:=['mort y vt'.$C$6]*['mort y vt'.H49]" office:value-type="float" office:value="0.00429002321428571" calcext:value-type="float">
            <text:p>0.004290</text:p>
          </table:table-cell>
          <table:table-cell table:style-name="ce2" table:formula="of:=['mort y vt'.$C$7]*['mort y vt'.H49]" office:value-type="float" office:value="0.00408573639455782" calcext:value-type="float">
            <text:p>0.004086</text:p>
          </table:table-cell>
          <table:table-cell table:style-name="ce2" table:formula="of:=['mort y vt'.$C$8]*['mort y vt'.H49]" office:value-type="float" office:value="0.0038911775186265" calcext:value-type="float">
            <text:p>0.003891</text:p>
          </table:table-cell>
          <table:table-cell table:style-name="ce5" table:formula="of:=['mort y vt'.$C$9]*['mort y vt'.H49]" office:value-type="float" office:value="0.00370588335107286" calcext:value-type="float">
            <text:p>0.003706</text:p>
          </table:table-cell>
          <table:table-cell table:style-name="ce5" table:formula="of:=['mort y vt'.$C$10]*['mort y vt'.H49]" office:value-type="float" office:value="0.00352941271530748" calcext:value-type="float">
            <text:p>0.003529</text:p>
          </table:table-cell>
          <table:table-cell table:style-name="ce5" table:formula="of:=['mort y vt'.$C$11]*['mort y vt'.H49]" office:value-type="float" office:value="0.00336134544314998" calcext:value-type="float">
            <text:p>0.003361</text:p>
          </table:table-cell>
          <table:table-cell table:style-name="ce5" table:formula="of:=['mort y vt'.$C$12]*['mort y vt'.H49]" office:value-type="float" office:value="0.00320128137442855" calcext:value-type="float">
            <text:p>0.003201</text:p>
          </table:table-cell>
          <table:table-cell table:style-name="ce2" table:number-columns-repeated="13"/>
          <table:table-cell table:number-columns-repeated="1003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" table:formula="of:=['mort y vt'.$C$6]*['mort y vt'.H50]" office:value-type="float" office:value="0.00475223788095238" calcext:value-type="float">
            <text:p>0.004752</text:p>
          </table:table-cell>
          <table:table-cell table:style-name="ce2" table:formula="of:=['mort y vt'.$C$7]*['mort y vt'.H50]" office:value-type="float" office:value="0.00452594083900227" calcext:value-type="float">
            <text:p>0.004526</text:p>
          </table:table-cell>
          <table:table-cell table:style-name="ce2" table:formula="of:=['mort y vt'.$C$8]*['mort y vt'.H50]" office:value-type="float" office:value="0.00431041984666883" calcext:value-type="float">
            <text:p>0.004310</text:p>
          </table:table-cell>
          <table:table-cell table:style-name="ce5" table:formula="of:=['mort y vt'.$C$9]*['mort y vt'.H50]" office:value-type="float" office:value="0.00410516175873222" calcext:value-type="float">
            <text:p>0.004105</text:p>
          </table:table-cell>
          <table:table-cell table:style-name="ce5" table:formula="of:=['mort y vt'.$C$10]*['mort y vt'.H50]" office:value-type="float" office:value="0.00390967786545925" calcext:value-type="float">
            <text:p>0.003910</text:p>
          </table:table-cell>
          <table:table-cell table:style-name="ce5" table:formula="of:=['mort y vt'.$C$11]*['mort y vt'.H50]" office:value-type="float" office:value="0.00372350272900881" calcext:value-type="float">
            <text:p>0.003724</text:p>
          </table:table-cell>
          <table:table-cell table:style-name="ce5" table:formula="of:=['mort y vt'.$C$12]*['mort y vt'.H50]" office:value-type="float" office:value="0.00354619307524649" calcext:value-type="float">
            <text:p>0.003546</text:p>
          </table:table-cell>
          <table:table-cell table:style-name="ce2" table:number-columns-repeated="13"/>
          <table:table-cell table:number-columns-repeated="1003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2" table:formula="of:=['mort y vt'.$C$6]*['mort y vt'.H51]" office:value-type="float" office:value="0.0052705055" calcext:value-type="float">
            <text:p>0.005271</text:p>
          </table:table-cell>
          <table:table-cell table:style-name="ce2" table:formula="of:=['mort y vt'.$C$7]*['mort y vt'.H51]" office:value-type="float" office:value="0.00501952904761905" calcext:value-type="float">
            <text:p>0.005020</text:p>
          </table:table-cell>
          <table:table-cell table:style-name="ce2" table:formula="of:=['mort y vt'.$C$8]*['mort y vt'.H51]" office:value-type="float" office:value="0.00478050385487528" calcext:value-type="float">
            <text:p>0.004781</text:p>
          </table:table-cell>
          <table:table-cell table:style-name="ce5" table:formula="of:=['mort y vt'.$C$9]*['mort y vt'.H51]" office:value-type="float" office:value="0.00455286081416694" calcext:value-type="float">
            <text:p>0.004553</text:p>
          </table:table-cell>
          <table:table-cell table:style-name="ce5" table:formula="of:=['mort y vt'.$C$10]*['mort y vt'.H51]" office:value-type="float" office:value="0.00433605791825423" calcext:value-type="float">
            <text:p>0.004336</text:p>
          </table:table-cell>
          <table:table-cell table:style-name="ce5" table:formula="of:=['mort y vt'.$C$11]*['mort y vt'.H51]" office:value-type="float" office:value="0.00412957896976593" calcext:value-type="float">
            <text:p>0.004130</text:p>
          </table:table-cell>
          <table:table-cell table:style-name="ce5" table:formula="of:=['mort y vt'.$C$12]*['mort y vt'.H51]" office:value-type="float" office:value="0.00393293235215802" calcext:value-type="float">
            <text:p>0.003933</text:p>
          </table:table-cell>
          <table:table-cell table:style-name="ce2" table:number-columns-repeated="13"/>
          <table:table-cell table:number-columns-repeated="1003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2" table:formula="of:=['mort y vt'.$C$6]*['mort y vt'.H52]" office:value-type="float" office:value="0.00584934057142857" calcext:value-type="float">
            <text:p>0.005849</text:p>
          </table:table-cell>
          <table:table-cell table:style-name="ce2" table:formula="of:=['mort y vt'.$C$7]*['mort y vt'.H52]" office:value-type="float" office:value="0.00557080054421769" calcext:value-type="float">
            <text:p>0.005571</text:p>
          </table:table-cell>
          <table:table-cell table:style-name="ce2" table:formula="of:=['mort y vt'.$C$8]*['mort y vt'.H52]" office:value-type="float" office:value="0.00530552432782637" calcext:value-type="float">
            <text:p>0.005306</text:p>
          </table:table-cell>
          <table:table-cell table:style-name="ce5" table:formula="of:=['mort y vt'.$C$9]*['mort y vt'.H52]" office:value-type="float" office:value="0.00505288031221559" calcext:value-type="float">
            <text:p>0.005053</text:p>
          </table:table-cell>
          <table:table-cell table:style-name="ce5" table:formula="of:=['mort y vt'.$C$10]*['mort y vt'.H52]" office:value-type="float" office:value="0.00481226696401485" calcext:value-type="float">
            <text:p>0.004812</text:p>
          </table:table-cell>
          <table:table-cell table:style-name="ce5" table:formula="of:=['mort y vt'.$C$11]*['mort y vt'.H52]" office:value-type="float" office:value="0.00458311139429986" calcext:value-type="float">
            <text:p>0.004583</text:p>
          </table:table-cell>
          <table:table-cell table:style-name="ce5" table:formula="of:=['mort y vt'.$C$12]*['mort y vt'.H52]" office:value-type="float" office:value="0.00436486799457129" calcext:value-type="float">
            <text:p>0.004365</text:p>
          </table:table-cell>
          <table:table-cell table:style-name="ce2" table:number-columns-repeated="13"/>
          <table:table-cell table:number-columns-repeated="1003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2" table:formula="of:=['mort y vt'.$C$6]*['mort y vt'.H53]" office:value-type="float" office:value="0.00648663603428571" calcext:value-type="float">
            <text:p>0.006487</text:p>
          </table:table-cell>
          <table:table-cell table:style-name="ce2" table:formula="of:=['mort y vt'.$C$7]*['mort y vt'.H53]" office:value-type="float" office:value="0.00617774860408163" calcext:value-type="float">
            <text:p>0.006178</text:p>
          </table:table-cell>
          <table:table-cell table:style-name="ce2" table:formula="of:=['mort y vt'.$C$8]*['mort y vt'.H53]" office:value-type="float" office:value="0.00588357009912536" calcext:value-type="float">
            <text:p>0.005884</text:p>
          </table:table-cell>
          <table:table-cell table:style-name="ce5" table:formula="of:=['mort y vt'.$C$9]*['mort y vt'.H53]" office:value-type="float" office:value="0.00560340009440511" calcext:value-type="float">
            <text:p>0.005603</text:p>
          </table:table-cell>
          <table:table-cell table:style-name="ce5" table:formula="of:=['mort y vt'.$C$10]*['mort y vt'.H53]" office:value-type="float" office:value="0.00533657151848106" calcext:value-type="float">
            <text:p>0.005337</text:p>
          </table:table-cell>
          <table:table-cell table:style-name="ce5" table:formula="of:=['mort y vt'.$C$11]*['mort y vt'.H53]" office:value-type="float" office:value="0.00508244906522006" calcext:value-type="float">
            <text:p>0.005082</text:p>
          </table:table-cell>
          <table:table-cell table:style-name="ce5" table:formula="of:=['mort y vt'.$C$12]*['mort y vt'.H53]" office:value-type="float" office:value="0.00484042768116195" calcext:value-type="float">
            <text:p>0.004840</text:p>
          </table:table-cell>
          <table:table-cell table:style-name="ce2" table:number-columns-repeated="13"/>
          <table:table-cell table:number-columns-repeated="100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" table:formula="of:=['mort y vt'.$C$6]*['mort y vt'.H54]" office:value-type="float" office:value="0.00718214780857143" calcext:value-type="float">
            <text:p>0.007182</text:p>
          </table:table-cell>
          <table:table-cell table:style-name="ce2" table:formula="of:=['mort y vt'.$C$7]*['mort y vt'.H54]" office:value-type="float" office:value="0.00684014077006803" calcext:value-type="float">
            <text:p>0.006840</text:p>
          </table:table-cell>
          <table:table-cell table:style-name="ce2" table:formula="of:=['mort y vt'.$C$8]*['mort y vt'.H54]" office:value-type="float" office:value="0.00651441978101717" calcext:value-type="float">
            <text:p>0.006514</text:p>
          </table:table-cell>
          <table:table-cell table:style-name="ce5" table:formula="of:=['mort y vt'.$C$9]*['mort y vt'.H54]" office:value-type="float" office:value="0.00620420931525445" calcext:value-type="float">
            <text:p>0.006204</text:p>
          </table:table-cell>
          <table:table-cell table:style-name="ce5" table:formula="of:=['mort y vt'.$C$10]*['mort y vt'.H54]" office:value-type="float" office:value="0.00590877077643281" calcext:value-type="float">
            <text:p>0.005909</text:p>
          </table:table-cell>
          <table:table-cell table:style-name="ce5" table:formula="of:=['mort y vt'.$C$11]*['mort y vt'.H54]" office:value-type="float" office:value="0.00562740073945982" calcext:value-type="float">
            <text:p>0.005627</text:p>
          </table:table-cell>
          <table:table-cell table:style-name="ce5" table:formula="of:=['mort y vt'.$C$12]*['mort y vt'.H54]" office:value-type="float" office:value="0.00535942927567601" calcext:value-type="float">
            <text:p>0.005359</text:p>
          </table:table-cell>
          <table:table-cell table:style-name="ce2" table:number-columns-repeated="13"/>
          <table:table-cell table:number-columns-repeated="1003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2" table:formula="of:=['mort y vt'.$C$6]*['mort y vt'.H55]" office:value-type="float" office:value="0.00793186361809524" calcext:value-type="float">
            <text:p>0.007932</text:p>
          </table:table-cell>
          <table:table-cell table:style-name="ce2" table:formula="of:=['mort y vt'.$C$7]*['mort y vt'.H55]" office:value-type="float" office:value="0.00755415582675737" calcext:value-type="float">
            <text:p>0.007554</text:p>
          </table:table-cell>
          <table:table-cell table:style-name="ce2" table:formula="of:=['mort y vt'.$C$8]*['mort y vt'.H55]" office:value-type="float" office:value="0.0071944341207213" calcext:value-type="float">
            <text:p>0.007194</text:p>
          </table:table-cell>
          <table:table-cell table:style-name="ce5" table:formula="of:=['mort y vt'.$C$9]*['mort y vt'.H55]" office:value-type="float" office:value="0.00685184201973458" calcext:value-type="float">
            <text:p>0.006852</text:p>
          </table:table-cell>
          <table:table-cell table:style-name="ce5" table:formula="of:=['mort y vt'.$C$10]*['mort y vt'.H55]" office:value-type="float" office:value="0.00652556382831864" calcext:value-type="float">
            <text:p>0.006526</text:p>
          </table:table-cell>
          <table:table-cell table:style-name="ce5" table:formula="of:=['mort y vt'.$C$11]*['mort y vt'.H55]" office:value-type="float" office:value="0.00621482269363681" calcext:value-type="float">
            <text:p>0.006215</text:p>
          </table:table-cell>
          <table:table-cell table:style-name="ce5" table:formula="of:=['mort y vt'.$C$12]*['mort y vt'.H55]" office:value-type="float" office:value="0.00591887875584457" calcext:value-type="float">
            <text:p>0.005919</text:p>
          </table:table-cell>
          <table:table-cell table:style-name="ce2" table:number-columns-repeated="13"/>
          <table:table-cell table:number-columns-repeated="1003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2" table:formula="of:=['mort y vt'.$C$6]*['mort y vt'.H56]" office:value-type="float" office:value="0.00873457900095238" calcext:value-type="float">
            <text:p>0.008735</text:p>
          </table:table-cell>
          <table:table-cell table:style-name="ce2" table:formula="of:=['mort y vt'.$C$7]*['mort y vt'.H56]" office:value-type="float" office:value="0.0083186466675737" calcext:value-type="float">
            <text:p>0.008319</text:p>
          </table:table-cell>
          <table:table-cell table:style-name="ce2" table:formula="of:=['mort y vt'.$C$8]*['mort y vt'.H56]" office:value-type="float" office:value="0.00792252063578447" calcext:value-type="float">
            <text:p>0.007923</text:p>
          </table:table-cell>
          <table:table-cell table:style-name="ce5" table:formula="of:=['mort y vt'.$C$9]*['mort y vt'.H56]" office:value-type="float" office:value="0.00754525774836617" calcext:value-type="float">
            <text:p>0.007545</text:p>
          </table:table-cell>
          <table:table-cell table:style-name="ce5" table:formula="of:=['mort y vt'.$C$10]*['mort y vt'.H56]" office:value-type="float" office:value="0.00718595976034873" calcext:value-type="float">
            <text:p>0.007186</text:p>
          </table:table-cell>
          <table:table-cell table:style-name="ce5" table:formula="of:=['mort y vt'.$C$11]*['mort y vt'.H56]" office:value-type="float" office:value="0.00684377120033213" calcext:value-type="float">
            <text:p>0.006844</text:p>
          </table:table-cell>
          <table:table-cell table:style-name="ce5" table:formula="of:=['mort y vt'.$C$12]*['mort y vt'.H56]" office:value-type="float" office:value="0.00651787733364963" calcext:value-type="float">
            <text:p>0.006518</text:p>
          </table:table-cell>
          <table:table-cell table:style-name="ce2" table:number-columns-repeated="13"/>
          <table:table-cell table:number-columns-repeated="1003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2" table:formula="of:=['mort y vt'.$C$6]*['mort y vt'.H57]" office:value-type="float" office:value="0.00958721057142857" calcext:value-type="float">
            <text:p>0.009587</text:p>
          </table:table-cell>
          <table:table-cell table:style-name="ce2" table:formula="of:=['mort y vt'.$C$7]*['mort y vt'.H57]" office:value-type="float" office:value="0.00913067673469388" calcext:value-type="float">
            <text:p>0.009131</text:p>
          </table:table-cell>
          <table:table-cell table:style-name="ce2" table:formula="of:=['mort y vt'.$C$8]*['mort y vt'.H57]" office:value-type="float" office:value="0.00869588260447036" calcext:value-type="float">
            <text:p>0.008696</text:p>
          </table:table-cell>
          <table:table-cell table:style-name="ce5" table:formula="of:=['mort y vt'.$C$9]*['mort y vt'.H57]" office:value-type="float" office:value="0.00828179295663844" calcext:value-type="float">
            <text:p>0.008282</text:p>
          </table:table-cell>
          <table:table-cell table:style-name="ce5" table:formula="of:=['mort y vt'.$C$10]*['mort y vt'.H57]" office:value-type="float" office:value="0.00788742186346518" calcext:value-type="float">
            <text:p>0.007887</text:p>
          </table:table-cell>
          <table:table-cell table:style-name="ce5" table:formula="of:=['mort y vt'.$C$11]*['mort y vt'.H57]" office:value-type="float" office:value="0.00751183034615732" calcext:value-type="float">
            <text:p>0.007512</text:p>
          </table:table-cell>
          <table:table-cell table:style-name="ce5" table:formula="of:=['mort y vt'.$C$12]*['mort y vt'.H57]" office:value-type="float" office:value="0.00715412413919744" calcext:value-type="float">
            <text:p>0.007154</text:p>
          </table:table-cell>
          <table:table-cell table:style-name="ce2" table:number-columns-repeated="13"/>
          <table:table-cell table:number-columns-repeated="1003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" table:formula="of:=['mort y vt'.$C$6]*['mort y vt'.H58]" office:value-type="float" office:value="0.0104782972609524" calcext:value-type="float">
            <text:p>0.010478</text:p>
          </table:table-cell>
          <table:table-cell table:style-name="ce2" table:formula="of:=['mort y vt'.$C$7]*['mort y vt'.H58]" office:value-type="float" office:value="0.00997933072471656" calcext:value-type="float">
            <text:p>0.009979</text:p>
          </table:table-cell>
          <table:table-cell table:style-name="ce2" table:formula="of:=['mort y vt'.$C$8]*['mort y vt'.H58]" office:value-type="float" office:value="0.00950412449973005" calcext:value-type="float">
            <text:p>0.009504</text:p>
          </table:table-cell>
          <table:table-cell table:style-name="ce5" table:formula="of:=['mort y vt'.$C$9]*['mort y vt'.H58]" office:value-type="float" office:value="0.00905154714260005" calcext:value-type="float">
            <text:p>0.009052</text:p>
          </table:table-cell>
          <table:table-cell table:style-name="ce5" table:formula="of:=['mort y vt'.$C$10]*['mort y vt'.H58]" office:value-type="float" office:value="0.00862052108819052" calcext:value-type="float">
            <text:p>0.008621</text:p>
          </table:table-cell>
          <table:table-cell table:style-name="ce5" table:formula="of:=['mort y vt'.$C$11]*['mort y vt'.H58]" office:value-type="float" office:value="0.00821002008399098" calcext:value-type="float">
            <text:p>0.008210</text:p>
          </table:table-cell>
          <table:table-cell table:style-name="ce5" table:formula="of:=['mort y vt'.$C$12]*['mort y vt'.H58]" office:value-type="float" office:value="0.00781906674665806" calcext:value-type="float">
            <text:p>0.007819</text:p>
          </table:table-cell>
          <table:table-cell table:style-name="ce2" table:number-columns-repeated="13"/>
          <table:table-cell table:number-columns-repeated="100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2" table:formula="of:=['mort y vt'.$C$6]*['mort y vt'.H59]" office:value-type="float" office:value="0.0113973819085714" calcext:value-type="float">
            <text:p>0.011397</text:p>
          </table:table-cell>
          <table:table-cell table:style-name="ce2" table:formula="of:=['mort y vt'.$C$7]*['mort y vt'.H59]" office:value-type="float" office:value="0.0108546494367347" calcext:value-type="float">
            <text:p>0.010855</text:p>
          </table:table-cell>
          <table:table-cell table:style-name="ce2" table:formula="of:=['mort y vt'.$C$8]*['mort y vt'.H59]" office:value-type="float" office:value="0.0103377613683188" calcext:value-type="float">
            <text:p>0.010338</text:p>
          </table:table-cell>
          <table:table-cell table:style-name="ce5" table:formula="of:=['mort y vt'.$C$9]*['mort y vt'.H59]" office:value-type="float" office:value="0.00984548701744643" calcext:value-type="float">
            <text:p>0.009845</text:p>
          </table:table-cell>
          <table:table-cell table:style-name="ce5" table:formula="of:=['mort y vt'.$C$10]*['mort y vt'.H59]" office:value-type="float" office:value="0.00937665430232994" calcext:value-type="float">
            <text:p>0.009377</text:p>
          </table:table-cell>
          <table:table-cell table:style-name="ce5" table:formula="of:=['mort y vt'.$C$11]*['mort y vt'.H59]" office:value-type="float" office:value="0.00893014695459995" calcext:value-type="float">
            <text:p>0.008930</text:p>
          </table:table-cell>
          <table:table-cell table:style-name="ce5" table:formula="of:=['mort y vt'.$C$12]*['mort y vt'.H59]" office:value-type="float" office:value="0.00850490186152375" calcext:value-type="float">
            <text:p>0.008505</text:p>
          </table:table-cell>
          <table:table-cell table:style-name="ce2" table:number-columns-repeated="13"/>
          <table:table-cell table:number-columns-repeated="1003"/>
        </table:table-row>
        <table:table-row table:style-name="ro1" table:number-rows-repeated="93">
          <table:table-cell/>
          <table:table-cell table:style-name="ce3" table:number-columns-repeated="20"/>
          <table:table-cell table:number-columns-repeated="1003"/>
        </table:table-row>
        <table:table-row table:style-name="ro1" table:number-rows-repeated="10484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rt y vt" table:style-name="ta1">
        <table:table-column table:style-name="co4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6" table:default-cell-style-name="ce1"/>
        <table:table-column table:style-name="co7" table:number-columns-repeated="3" table:default-cell-style-name="ce8"/>
        <table:table-row table:style-name="ro1">
          <table:table-cell office:value-type="string" calcext:value-type="string">
            <text:p>I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 table:style-name="ce6" office:value-type="string" calcext:value-type="string" table:number-columns-spanned="8" table:number-rows-spanned="1">
            <text:p>Originales</text:p>
          </table:table-cell>
          <table:covered-table-cell table:number-columns-repeated="3"/>
          <table:covered-table-cell table:number-columns-repeated="4" table:style-name="Default"/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Vt</text:p>
          </table:table-cell>
          <table:table-cell table:style-name="ce1" office:value-type="string" calcext:value-type="string">
            <text:p>Vt1</text:p>
          </table:table-cell>
          <table:table-cell/>
          <table:table-cell office:value-type="string" calcext:value-type="string">
            <text:p>edad</text:p>
          </table:table-cell>
          <table:table-cell table:style-name="ce1" office:value-type="string" calcext:value-type="string">
            <text:p>qx</text:p>
          </table:table-cell>
          <table:table-cell table:style-name="ce1" office:value-type="string" calcext:value-type="string">
            <text:p>px</text:p>
          </table:table-cell>
          <table:table-cell table:style-name="ce1" office:value-type="string" calcext:value-type="string">
            <text:p>pxqx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7" table:formula="of:=POWER(1+[.$B$1];-[.A6])" office:value-type="float" office:value="1" calcext:value-type="float">
            <text:p>1.0000</text:p>
          </table:table-cell>
          <table:table-cell table:style-name="ce7" table:formula="of:=[.B7]" office:value-type="float" office:value="0.952380952380952" calcext:value-type="float">
            <text:p>0.952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00368" calcext:value-type="float">
            <text:p>0.000368</text:p>
          </table:table-cell>
          <table:table-cell table:formula="of:=1-[.F6]" office:value-type="float" office:value="0.999632" calcext:value-type="float">
            <text:p>0.999632</text:p>
          </table:table-cell>
          <table:table-cell table:formula="of:=[.G6]*[.F6]" office:value-type="float" office:value="0.000367864576" calcext:value-type="float">
            <text:p>0.000368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7" table:formula="of:=POWER(1+[.$B$1];-[.A7])" office:value-type="float" office:value="0.952380952380952" calcext:value-type="float">
            <text:p>0.9524</text:p>
          </table:table-cell>
          <table:table-cell table:style-name="ce7" table:formula="of:=[.B8]" office:value-type="float" office:value="0.90702947845805" calcext:value-type="float">
            <text:p>0.907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00403" calcext:value-type="float">
            <text:p>0.000403</text:p>
          </table:table-cell>
          <table:table-cell table:formula="of:=1-[.F7]" office:value-type="float" office:value="0.999597" calcext:value-type="float">
            <text:p>0.999597</text:p>
          </table:table-cell>
          <table:table-cell table:formula="of:=[.G7]*[.F7]" office:value-type="float" office:value="0.000402837591" calcext:value-type="float">
            <text:p>0.000403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7" table:formula="of:=POWER(1+[.$B$1];-[.A8])" office:value-type="float" office:value="0.90702947845805" calcext:value-type="float">
            <text:p>0.9070</text:p>
          </table:table-cell>
          <table:table-cell table:style-name="ce7" table:formula="of:=[.B9]" office:value-type="float" office:value="0.863837598531476" calcext:value-type="float">
            <text:p>0.863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00432" calcext:value-type="float">
            <text:p>0.000432</text:p>
          </table:table-cell>
          <table:table-cell table:formula="of:=1-[.F8]" office:value-type="float" office:value="0.999568" calcext:value-type="float">
            <text:p>0.999568</text:p>
          </table:table-cell>
          <table:table-cell table:formula="of:=[.G8]*[.F8]" office:value-type="float" office:value="0.000431813376" calcext:value-type="float">
            <text:p>0.000432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7" table:formula="of:=POWER(1+[.$B$1];-[.A9])" office:value-type="float" office:value="0.863837598531476" calcext:value-type="float">
            <text:p>0.8638</text:p>
          </table:table-cell>
          <table:table-cell table:style-name="ce7" table:formula="of:=[.B10]" office:value-type="float" office:value="0.822702474791882" calcext:value-type="float">
            <text:p>0.822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00461" calcext:value-type="float">
            <text:p>0.000461</text:p>
          </table:table-cell>
          <table:table-cell table:formula="of:=1-[.F9]" office:value-type="float" office:value="0.999539" calcext:value-type="float">
            <text:p>0.999539</text:p>
          </table:table-cell>
          <table:table-cell table:formula="of:=[.G9]*[.F9]" office:value-type="float" office:value="0.000460787479" calcext:value-type="float">
            <text:p>0.000461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7" table:formula="of:=POWER(1+[.$B$1];-[.A10])" office:value-type="float" office:value="0.822702474791882" calcext:value-type="float">
            <text:p>0.8227</text:p>
          </table:table-cell>
          <table:table-cell table:style-name="ce7" table:formula="of:=[.B11]" office:value-type="float" office:value="0.783526166468459" calcext:value-type="float">
            <text:p>0.783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0049" calcext:value-type="float">
            <text:p>0.000490</text:p>
          </table:table-cell>
          <table:table-cell table:formula="of:=1-[.F10]" office:value-type="float" office:value="0.99951" calcext:value-type="float">
            <text:p>0.999510</text:p>
          </table:table-cell>
          <table:table-cell table:formula="of:=[.G10]*[.F10]" office:value-type="float" office:value="0.0004897599" calcext:value-type="float">
            <text:p>0.000490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7" table:formula="of:=POWER(1+[.$B$1];-[.A11])" office:value-type="float" office:value="0.783526166468459" calcext:value-type="float">
            <text:p>0.7835</text:p>
          </table:table-cell>
          <table:table-cell table:style-name="ce7" table:formula="of:=[.B12]" office:value-type="float" office:value="0.746215396636628" calcext:value-type="float">
            <text:p>0.746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00509" calcext:value-type="float">
            <text:p>0.000509</text:p>
          </table:table-cell>
          <table:table-cell table:formula="of:=1-[.F11]" office:value-type="float" office:value="0.999491" calcext:value-type="float">
            <text:p>0.999491</text:p>
          </table:table-cell>
          <table:table-cell table:formula="of:=[.G11]*[.F11]" office:value-type="float" office:value="0.000508740919" calcext:value-type="float">
            <text:p>0.000509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7" table:formula="of:=POWER(1+[.$B$1];-[.A12])" office:value-type="float" office:value="0.746215396636628" calcext:value-type="float">
            <text:p>0.7462</text:p>
          </table:table-cell>
          <table:table-cell table:style-name="ce7" table:formula="of:=[.B13]" office:value-type="float" office:value="0.710681330130121" calcext:value-type="float">
            <text:p>0.710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0053" calcext:value-type="float">
            <text:p>0.000530</text:p>
          </table:table-cell>
          <table:table-cell table:formula="of:=1-[.F12]" office:value-type="float" office:value="0.99947" calcext:value-type="float">
            <text:p>0.999470</text:p>
          </table:table-cell>
          <table:table-cell table:formula="of:=[.G12]*[.F12]" office:value-type="float" office:value="0.0005297191" calcext:value-type="float">
            <text:p>0.000530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7" table:formula="of:=POWER(1+[.$B$1];-[.A13])" office:value-type="float" office:value="0.710681330130121" calcext:value-type="float">
            <text:p>0.7107</text:p>
          </table:table-cell>
          <table:table-cell table:style-name="ce7" table:formula="of:=[.B14]" office:value-type="float" office:value="0.676839362028687" calcext:value-type="float">
            <text:p>0.676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00552" calcext:value-type="float">
            <text:p>0.000552</text:p>
          </table:table-cell>
          <table:table-cell table:formula="of:=1-[.F13]" office:value-type="float" office:value="0.999448" calcext:value-type="float">
            <text:p>0.999448</text:p>
          </table:table-cell>
          <table:table-cell table:formula="of:=[.G13]*[.F13]" office:value-type="float" office:value="0.000551695296" calcext:value-type="float">
            <text:p>0.000552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7" table:formula="of:=POWER(1+[.$B$1];-[.A14])" office:value-type="float" office:value="0.676839362028687" calcext:value-type="float">
            <text:p>0.6768</text:p>
          </table:table-cell>
          <table:table-cell table:style-name="ce7" table:formula="of:=[.B15]" office:value-type="float" office:value="0.644608916217797" calcext:value-type="float">
            <text:p>0.644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0058" calcext:value-type="float">
            <text:p>0.000580</text:p>
          </table:table-cell>
          <table:table-cell table:formula="of:=1-[.F14]" office:value-type="float" office:value="0.99942" calcext:value-type="float">
            <text:p>0.999420</text:p>
          </table:table-cell>
          <table:table-cell table:formula="of:=[.G14]*[.F14]" office:value-type="float" office:value="0.0005796636" calcext:value-type="float">
            <text:p>0.000580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7" table:formula="of:=POWER(1+[.$B$1];-[.A15])" office:value-type="float" office:value="0.644608916217797" calcext:value-type="float">
            <text:p>0.6446</text:p>
          </table:table-cell>
          <table:table-cell table:style-name="ce7" table:formula="of:=[.B16]" office:value-type="float" office:value="0.613913253540759" calcext:value-type="float">
            <text:p>0.613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000618" calcext:value-type="float">
            <text:p>0.000618</text:p>
          </table:table-cell>
          <table:table-cell table:formula="of:=1-[.F15]" office:value-type="float" office:value="0.999382" calcext:value-type="float">
            <text:p>0.999382</text:p>
          </table:table-cell>
          <table:table-cell table:formula="of:=[.G15]*[.F15]" office:value-type="float" office:value="0.000617618076" calcext:value-type="float">
            <text:p>0.000618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7" table:formula="of:=POWER(1+[.$B$1];-[.A16])" office:value-type="float" office:value="0.613913253540759" calcext:value-type="float">
            <text:p>0.6139</text:p>
          </table:table-cell>
          <table:table-cell table:style-name="ce7" table:formula="of:=[.B17]" office:value-type="float" office:value="0.584679289086437" calcext:value-type="float">
            <text:p>0.584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000671" calcext:value-type="float">
            <text:p>0.000671</text:p>
          </table:table-cell>
          <table:table-cell table:formula="of:=1-[.F16]" office:value-type="float" office:value="0.999329" calcext:value-type="float">
            <text:p>0.999329</text:p>
          </table:table-cell>
          <table:table-cell table:formula="of:=[.G16]*[.F16]" office:value-type="float" office:value="0.000670549759" calcext:value-type="float">
            <text:p>0.000671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7" table:formula="of:=POWER(1+[.$B$1];-[.A17])" office:value-type="float" office:value="0.584679289086437" calcext:value-type="float">
            <text:p>0.5847</text:p>
          </table:table-cell>
          <table:table-cell table:style-name="ce7" table:formula="of:=[.B18]" office:value-type="float" office:value="0.556837418177559" calcext:value-type="float">
            <text:p>0.556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000742" calcext:value-type="float">
            <text:p>0.000742</text:p>
          </table:table-cell>
          <table:table-cell table:formula="of:=1-[.F17]" office:value-type="float" office:value="0.999258" calcext:value-type="float">
            <text:p>0.999258</text:p>
          </table:table-cell>
          <table:table-cell table:formula="of:=[.G17]*[.F17]" office:value-type="float" office:value="0.000741449436" calcext:value-type="float">
            <text:p>0.000741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7" table:formula="of:=POWER(1+[.$B$1];-[.A18])" office:value-type="float" office:value="0.556837418177559" calcext:value-type="float">
            <text:p>0.5568</text:p>
          </table:table-cell>
          <table:table-cell table:style-name="ce7" table:formula="of:=[.B19]" office:value-type="float" office:value="0.530321350645295" calcext:value-type="float">
            <text:p>0.530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000824" calcext:value-type="float">
            <text:p>0.000824</text:p>
          </table:table-cell>
          <table:table-cell table:formula="of:=1-[.F18]" office:value-type="float" office:value="0.999176" calcext:value-type="float">
            <text:p>0.999176</text:p>
          </table:table-cell>
          <table:table-cell table:formula="of:=[.G18]*[.F18]" office:value-type="float" office:value="0.000823321024" calcext:value-type="float">
            <text:p>0.000823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7" table:formula="of:=POWER(1+[.$B$1];-[.A19])" office:value-type="float" office:value="0.530321350645295" calcext:value-type="float">
            <text:p>0.5303</text:p>
          </table:table-cell>
          <table:table-cell table:style-name="ce7" table:formula="of:=[.B20]" office:value-type="float" office:value="0.505067952995519" calcext:value-type="float">
            <text:p>0.505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00909" calcext:value-type="float">
            <text:p>0.000909</text:p>
          </table:table-cell>
          <table:table-cell table:formula="of:=1-[.F19]" office:value-type="float" office:value="0.999091" calcext:value-type="float">
            <text:p>0.999091</text:p>
          </table:table-cell>
          <table:table-cell table:formula="of:=[.G19]*[.F19]" office:value-type="float" office:value="0.000908173719" calcext:value-type="float">
            <text:p>0.000908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7" table:formula="of:=POWER(1+[.$B$1];-[.A20])" office:value-type="float" office:value="0.505067952995519" calcext:value-type="float">
            <text:p>0.5051</text:p>
          </table:table-cell>
          <table:table-cell table:style-name="ce7" table:formula="of:=[.B21]" office:value-type="float" office:value="0.48101709809097" calcext:value-type="float">
            <text:p>0.481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000988" calcext:value-type="float">
            <text:p>0.000988</text:p>
          </table:table-cell>
          <table:table-cell table:formula="of:=1-[.F20]" office:value-type="float" office:value="0.999012" calcext:value-type="float">
            <text:p>0.999012</text:p>
          </table:table-cell>
          <table:table-cell table:formula="of:=[.G20]*[.F20]" office:value-type="float" office:value="0.000987023856" calcext:value-type="float">
            <text:p>0.000987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7" table:formula="of:=POWER(1+[.$B$1];-[.A21])" office:value-type="float" office:value="0.48101709809097" calcext:value-type="float">
            <text:p>0.4810</text:p>
          </table:table-cell>
          <table:table-cell table:style-name="ce7" table:formula="of:=[.B22]" office:value-type="float" office:value="0.4581115219914" calcext:value-type="float">
            <text:p>0.458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001053" calcext:value-type="float">
            <text:p>0.001053</text:p>
          </table:table-cell>
          <table:table-cell table:formula="of:=1-[.F21]" office:value-type="float" office:value="0.998947" calcext:value-type="float">
            <text:p>0.998947</text:p>
          </table:table-cell>
          <table:table-cell table:formula="of:=[.G21]*[.F21]" office:value-type="float" office:value="0.001051891191" calcext:value-type="float">
            <text:p>0.001052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7" table:formula="of:=POWER(1+[.$B$1];-[.A22])" office:value-type="float" office:value="0.4581115219914" calcext:value-type="float">
            <text:p>0.4581</text:p>
          </table:table-cell>
          <table:table-cell table:style-name="ce7" table:formula="of:=[.B23]" office:value-type="float" office:value="0.436296687610857" calcext:value-type="float">
            <text:p>0.436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001098" calcext:value-type="float">
            <text:p>0.001098</text:p>
          </table:table-cell>
          <table:table-cell table:formula="of:=1-[.F22]" office:value-type="float" office:value="0.998902" calcext:value-type="float">
            <text:p>0.998902</text:p>
          </table:table-cell>
          <table:table-cell table:formula="of:=[.G22]*[.F22]" office:value-type="float" office:value="0.001096794396" calcext:value-type="float">
            <text:p>0.001097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7" table:formula="of:=POWER(1+[.$B$1];-[.A23])" office:value-type="float" office:value="0.436296687610857" calcext:value-type="float">
            <text:p>0.4363</text:p>
          </table:table-cell>
          <table:table-cell table:style-name="ce7" table:formula="of:=[.B24]" office:value-type="float" office:value="0.415520654867483" calcext:value-type="float">
            <text:p>0.415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001126" calcext:value-type="float">
            <text:p>0.001126</text:p>
          </table:table-cell>
          <table:table-cell table:formula="of:=1-[.F23]" office:value-type="float" office:value="0.998874" calcext:value-type="float">
            <text:p>0.998874</text:p>
          </table:table-cell>
          <table:table-cell table:formula="of:=[.G23]*[.F23]" office:value-type="float" office:value="0.001124732124" calcext:value-type="float">
            <text:p>0.001125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7" table:formula="of:=POWER(1+[.$B$1];-[.A24])" office:value-type="float" office:value="0.415520654867483" calcext:value-type="float">
            <text:p>0.4155</text:p>
          </table:table-cell>
          <table:table-cell table:style-name="ce7" table:formula="of:=[.B25]" office:value-type="float" office:value="0.39573395701665" calcext:value-type="float">
            <text:p>0.395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01139" calcext:value-type="float">
            <text:p>0.001139</text:p>
          </table:table-cell>
          <table:table-cell table:formula="of:=1-[.F24]" office:value-type="float" office:value="0.998861" calcext:value-type="float">
            <text:p>0.998861</text:p>
          </table:table-cell>
          <table:table-cell table:formula="of:=[.G24]*[.F24]" office:value-type="float" office:value="0.001137702679" calcext:value-type="float">
            <text:p>0.001138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7" table:formula="of:=POWER(1+[.$B$1];-[.A25])" office:value-type="float" office:value="0.39573395701665" calcext:value-type="float">
            <text:p>0.3957</text:p>
          </table:table-cell>
          <table:table-cell table:style-name="ce7" table:formula="of:=[.B26]" office:value-type="float" office:value="0.376889482873" calcext:value-type="float">
            <text:p>0.376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001142" calcext:value-type="float">
            <text:p>0.001142</text:p>
          </table:table-cell>
          <table:table-cell table:formula="of:=1-[.F25]" office:value-type="float" office:value="0.998858" calcext:value-type="float">
            <text:p>0.998858</text:p>
          </table:table-cell>
          <table:table-cell table:formula="of:=[.G25]*[.F25]" office:value-type="float" office:value="0.001140695836" calcext:value-type="float">
            <text:p>0.001141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7" table:formula="of:=POWER(1+[.$B$1];-[.A26])" office:value-type="float" office:value="0.376889482873" calcext:value-type="float">
            <text:p>0.3769</text:p>
          </table:table-cell>
          <table:table-cell table:style-name="ce7" table:formula="of:=[.B27]" office:value-type="float" office:value="0" calcext:value-type="float">
            <text:p>0.000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01143" calcext:value-type="float">
            <text:p>0.001143</text:p>
          </table:table-cell>
          <table:table-cell table:formula="of:=1-[.F26]" office:value-type="float" office:value="0.998857" calcext:value-type="float">
            <text:p>0.998857</text:p>
          </table:table-cell>
          <table:table-cell table:formula="of:=[.G26]*[.F26]" office:value-type="float" office:value="0.001141693551" calcext:value-type="float">
            <text:p>0.001142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office:value-type="float" office:value="0.001143" calcext:value-type="float">
            <text:p>0.001143</text:p>
          </table:table-cell>
          <table:table-cell table:formula="of:=1-[.F27]" office:value-type="float" office:value="0.998857" calcext:value-type="float">
            <text:p>0.998857</text:p>
          </table:table-cell>
          <table:table-cell table:formula="of:=[.G27]*[.F27]" office:value-type="float" office:value="0.001141693551" calcext:value-type="float">
            <text:p>0.001142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office:value-type="float" office:value="0.001144" calcext:value-type="float">
            <text:p>0.001144</text:p>
          </table:table-cell>
          <table:table-cell table:formula="of:=1-[.F28]" office:value-type="float" office:value="0.998856" calcext:value-type="float">
            <text:p>0.998856</text:p>
          </table:table-cell>
          <table:table-cell table:formula="of:=[.G28]*[.F28]" office:value-type="float" office:value="0.001142691264" calcext:value-type="float">
            <text:p>0.001143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0.001145" calcext:value-type="float">
            <text:p>0.001145</text:p>
          </table:table-cell>
          <table:table-cell table:formula="of:=1-[.F29]" office:value-type="float" office:value="0.998855" calcext:value-type="float">
            <text:p>0.998855</text:p>
          </table:table-cell>
          <table:table-cell table:formula="of:=[.G29]*[.F29]" office:value-type="float" office:value="0.001143688975" calcext:value-type="float">
            <text:p>0.001144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0.001146" calcext:value-type="float">
            <text:p>0.001146</text:p>
          </table:table-cell>
          <table:table-cell table:formula="of:=1-[.F30]" office:value-type="float" office:value="0.998854" calcext:value-type="float">
            <text:p>0.998854</text:p>
          </table:table-cell>
          <table:table-cell table:formula="of:=[.G30]*[.F30]" office:value-type="float" office:value="0.001144686684" calcext:value-type="float">
            <text:p>0.001145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</text:p>
          </table:table-cell>
          <table:table-cell office:value-type="float" office:value="0.00117" calcext:value-type="float">
            <text:p>0.001170</text:p>
          </table:table-cell>
          <table:table-cell table:formula="of:=1-[.F31]" office:value-type="float" office:value="0.99883" calcext:value-type="float">
            <text:p>0.998830</text:p>
          </table:table-cell>
          <table:table-cell table:formula="of:=[.G31]*[.F31]" office:value-type="float" office:value="0.0011686311" calcext:value-type="float">
            <text:p>0.001169</text:p>
          </table:table-cell>
        </table:table-row>
        <table:table-row table:style-name="ro1">
          <table:table-cell table:number-columns-repeated="4"/>
          <table:table-cell office:value-type="float" office:value="38" calcext:value-type="float">
            <text:p>38</text:p>
          </table:table-cell>
          <table:table-cell office:value-type="float" office:value="0.00121" calcext:value-type="float">
            <text:p>0.001210</text:p>
          </table:table-cell>
          <table:table-cell table:formula="of:=1-[.F32]" office:value-type="float" office:value="0.99879" calcext:value-type="float">
            <text:p>0.998790</text:p>
          </table:table-cell>
          <table:table-cell table:formula="of:=[.G32]*[.F32]" office:value-type="float" office:value="0.0012085359" calcext:value-type="float">
            <text:p>0.001209</text:p>
          </table:table-cell>
        </table:table-row>
        <table:table-row table:style-name="ro1">
          <table:table-cell table:number-columns-repeated="4"/>
          <table:table-cell office:value-type="float" office:value="39" calcext:value-type="float">
            <text:p>39</text:p>
          </table:table-cell>
          <table:table-cell office:value-type="float" office:value="0.001266" calcext:value-type="float">
            <text:p>0.001266</text:p>
          </table:table-cell>
          <table:table-cell table:formula="of:=1-[.F33]" office:value-type="float" office:value="0.998734" calcext:value-type="float">
            <text:p>0.998734</text:p>
          </table:table-cell>
          <table:table-cell table:formula="of:=[.G33]*[.F33]" office:value-type="float" office:value="0.001264397244" calcext:value-type="float">
            <text:p>0.001264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0.001337" calcext:value-type="float">
            <text:p>0.001337</text:p>
          </table:table-cell>
          <table:table-cell table:formula="of:=1-[.F34]" office:value-type="float" office:value="0.998663" calcext:value-type="float">
            <text:p>0.998663</text:p>
          </table:table-cell>
          <table:table-cell table:formula="of:=[.G34]*[.F34]" office:value-type="float" office:value="0.001335212431" calcext:value-type="float">
            <text:p>0.001335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</text:p>
          </table:table-cell>
          <table:table-cell office:value-type="float" office:value="0.001421" calcext:value-type="float">
            <text:p>0.001421</text:p>
          </table:table-cell>
          <table:table-cell table:formula="of:=1-[.F35]" office:value-type="float" office:value="0.998579" calcext:value-type="float">
            <text:p>0.998579</text:p>
          </table:table-cell>
          <table:table-cell table:formula="of:=[.G35]*[.F35]" office:value-type="float" office:value="0.001418980759" calcext:value-type="float">
            <text:p>0.001419</text:p>
          </table:table-cell>
        </table:table-row>
        <table:table-row table:style-name="ro1">
          <table:table-cell table:number-columns-repeated="4"/>
          <table:table-cell office:value-type="float" office:value="42" calcext:value-type="float">
            <text:p>42</text:p>
          </table:table-cell>
          <table:table-cell office:value-type="float" office:value="0.001517" calcext:value-type="float">
            <text:p>0.001517</text:p>
          </table:table-cell>
          <table:table-cell table:formula="of:=1-[.F36]" office:value-type="float" office:value="0.998483" calcext:value-type="float">
            <text:p>0.998483</text:p>
          </table:table-cell>
          <table:table-cell table:formula="of:=[.G36]*[.F36]" office:value-type="float" office:value="0.001514698711" calcext:value-type="float">
            <text:p>0.001515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0.001625" calcext:value-type="float">
            <text:p>0.001625</text:p>
          </table:table-cell>
          <table:table-cell table:formula="of:=1-[.F37]" office:value-type="float" office:value="0.998375" calcext:value-type="float">
            <text:p>0.998375</text:p>
          </table:table-cell>
          <table:table-cell table:formula="of:=[.G37]*[.F37]" office:value-type="float" office:value="0.001622359375" calcext:value-type="float">
            <text:p>0.001622</text:p>
          </table:table-cell>
        </table:table-row>
        <table:table-row table:style-name="ro1"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0.001745" calcext:value-type="float">
            <text:p>0.001745</text:p>
          </table:table-cell>
          <table:table-cell table:formula="of:=1-[.F38]" office:value-type="float" office:value="0.998255" calcext:value-type="float">
            <text:p>0.998255</text:p>
          </table:table-cell>
          <table:table-cell table:formula="of:=[.G38]*[.F38]" office:value-type="float" office:value="0.001741954975" calcext:value-type="float">
            <text:p>0.001742</text:p>
          </table:table-cell>
        </table:table-row>
        <table:table-row table:style-name="ro1">
          <table:table-cell table:number-columns-repeated="4"/>
          <table:table-cell office:value-type="float" office:value="45" calcext:value-type="float">
            <text:p>45</text:p>
          </table:table-cell>
          <table:table-cell office:value-type="float" office:value="0.001879" calcext:value-type="float">
            <text:p>0.001879</text:p>
          </table:table-cell>
          <table:table-cell table:formula="of:=1-[.F39]" office:value-type="float" office:value="0.998121" calcext:value-type="float">
            <text:p>0.998121</text:p>
          </table:table-cell>
          <table:table-cell table:formula="of:=[.G39]*[.F39]" office:value-type="float" office:value="0.001875469359" calcext:value-type="float">
            <text:p>0.001875</text:p>
          </table:table-cell>
        </table:table-row>
        <table:table-row table:style-name="ro1">
          <table:table-cell table:number-columns-repeated="4"/>
          <table:table-cell office:value-type="float" office:value="46" calcext:value-type="float">
            <text:p>46</text:p>
          </table:table-cell>
          <table:table-cell office:value-type="float" office:value="0.002028" calcext:value-type="float">
            <text:p>0.002028</text:p>
          </table:table-cell>
          <table:table-cell table:formula="of:=1-[.F40]" office:value-type="float" office:value="0.997972" calcext:value-type="float">
            <text:p>0.997972</text:p>
          </table:table-cell>
          <table:table-cell table:formula="of:=[.G40]*[.F40]" office:value-type="float" office:value="0.002023887216" calcext:value-type="float">
            <text:p>0.002024</text:p>
          </table:table-cell>
        </table:table-row>
        <table:table-row table:style-name="ro1">
          <table:table-cell table:number-columns-repeated="4"/>
          <table:table-cell office:value-type="float" office:value="47" calcext:value-type="float">
            <text:p>47</text:p>
          </table:table-cell>
          <table:table-cell office:value-type="float" office:value="0.002192" calcext:value-type="float">
            <text:p>0.002192</text:p>
          </table:table-cell>
          <table:table-cell table:formula="of:=1-[.F41]" office:value-type="float" office:value="0.997808" calcext:value-type="float">
            <text:p>0.997808</text:p>
          </table:table-cell>
          <table:table-cell table:formula="of:=[.G41]*[.F41]" office:value-type="float" office:value="0.002187195136" calcext:value-type="float">
            <text:p>0.002187</text:p>
          </table:table-cell>
        </table:table-row>
        <table:table-row table:style-name="ro1">
          <table:table-cell table:number-columns-repeated="4"/>
          <table:table-cell office:value-type="float" office:value="48" calcext:value-type="float">
            <text:p>48</text:p>
          </table:table-cell>
          <table:table-cell office:value-type="float" office:value="0.002375" calcext:value-type="float">
            <text:p>0.002375</text:p>
          </table:table-cell>
          <table:table-cell table:formula="of:=1-[.F42]" office:value-type="float" office:value="0.997625" calcext:value-type="float">
            <text:p>0.997625</text:p>
          </table:table-cell>
          <table:table-cell table:formula="of:=[.G42]*[.F42]" office:value-type="float" office:value="0.002369359375" calcext:value-type="float">
            <text:p>0.002369</text:p>
          </table:table-cell>
        </table:table-row>
        <table:table-row table:style-name="ro1">
          <table:table-cell table:number-columns-repeated="4"/>
          <table:table-cell office:value-type="float" office:value="49" calcext:value-type="float">
            <text:p>49</text:p>
          </table:table-cell>
          <table:table-cell office:value-type="float" office:value="0.002579" calcext:value-type="float">
            <text:p>0.002579</text:p>
          </table:table-cell>
          <table:table-cell table:formula="of:=1-[.F43]" office:value-type="float" office:value="0.997421" calcext:value-type="float">
            <text:p>0.997421</text:p>
          </table:table-cell>
          <table:table-cell table:formula="of:=[.G43]*[.F43]" office:value-type="float" office:value="0.002572348759" calcext:value-type="float">
            <text:p>0.002572</text:p>
          </table:table-cell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0.00281" calcext:value-type="float">
            <text:p>0.002810</text:p>
          </table:table-cell>
          <table:table-cell table:formula="of:=1-[.F44]" office:value-type="float" office:value="0.99719" calcext:value-type="float">
            <text:p>0.997190</text:p>
          </table:table-cell>
          <table:table-cell table:formula="of:=[.G44]*[.F44]" office:value-type="float" office:value="0.0028021039" calcext:value-type="float">
            <text:p>0.002802</text:p>
          </table:table-cell>
        </table:table-row>
        <table:table-row table:style-name="ro1">
          <table:table-cell table:number-columns-repeated="4"/>
          <table:table-cell office:value-type="float" office:value="51" calcext:value-type="float">
            <text:p>51</text:p>
          </table:table-cell>
          <table:table-cell office:value-type="float" office:value="0.003072" calcext:value-type="float">
            <text:p>0.003072</text:p>
          </table:table-cell>
          <table:table-cell table:formula="of:=1-[.F45]" office:value-type="float" office:value="0.996928" calcext:value-type="float">
            <text:p>0.996928</text:p>
          </table:table-cell>
          <table:table-cell table:formula="of:=[.G45]*[.F45]" office:value-type="float" office:value="0.003062562816" calcext:value-type="float">
            <text:p>0.003063</text:p>
          </table:table-cell>
        </table:table-row>
        <table:table-row table:style-name="ro1">
          <table:table-cell table:number-columns-repeated="4"/>
          <table:table-cell office:value-type="float" office:value="52" calcext:value-type="float">
            <text:p>52</text:p>
          </table:table-cell>
          <table:table-cell office:value-type="float" office:value="0.003369" calcext:value-type="float">
            <text:p>0.003369</text:p>
          </table:table-cell>
          <table:table-cell table:formula="of:=1-[.F46]" office:value-type="float" office:value="0.996631" calcext:value-type="float">
            <text:p>0.996631</text:p>
          </table:table-cell>
          <table:table-cell table:formula="of:=[.G46]*[.F46]" office:value-type="float" office:value="0.003357649839" calcext:value-type="float">
            <text:p>0.003358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float" office:value="0.003707" calcext:value-type="float">
            <text:p>0.003707</text:p>
          </table:table-cell>
          <table:table-cell table:formula="of:=1-[.F47]" office:value-type="float" office:value="0.996293" calcext:value-type="float">
            <text:p>0.996293</text:p>
          </table:table-cell>
          <table:table-cell table:formula="of:=[.G47]*[.F47]" office:value-type="float" office:value="0.003693258151" calcext:value-type="float">
            <text:p>0.003693</text:p>
          </table:table-cell>
        </table:table-row>
        <table:table-row table:style-name="ro1">
          <table:table-cell table:number-columns-repeated="4"/>
          <table:table-cell office:value-type="float" office:value="54" calcext:value-type="float">
            <text:p>54</text:p>
          </table:table-cell>
          <table:table-cell office:value-type="float" office:value="0.004091" calcext:value-type="float">
            <text:p>0.004091</text:p>
          </table:table-cell>
          <table:table-cell table:formula="of:=1-[.F48]" office:value-type="float" office:value="0.995909" calcext:value-type="float">
            <text:p>0.995909</text:p>
          </table:table-cell>
          <table:table-cell table:formula="of:=[.G48]*[.F48]" office:value-type="float" office:value="0.004074263719" calcext:value-type="float">
            <text:p>0.004074</text:p>
          </table:table-cell>
        </table:table-row>
        <table:table-row table:style-name="ro1">
          <table:table-cell table:number-columns-repeated="4"/>
          <table:table-cell office:value-type="float" office:value="55" calcext:value-type="float">
            <text:p>55</text:p>
          </table:table-cell>
          <table:table-cell office:value-type="float" office:value="0.004525" calcext:value-type="float">
            <text:p>0.004525</text:p>
          </table:table-cell>
          <table:table-cell table:formula="of:=1-[.F49]" office:value-type="float" office:value="0.995475" calcext:value-type="float">
            <text:p>0.995475</text:p>
          </table:table-cell>
          <table:table-cell table:formula="of:=[.G49]*[.F49]" office:value-type="float" office:value="0.004504524375" calcext:value-type="float">
            <text:p>0.004505</text:p>
          </table:table-cell>
        </table:table-row>
        <table:table-row table:style-name="ro1">
          <table:table-cell table:number-columns-repeated="4"/>
          <table:table-cell office:value-type="float" office:value="56" calcext:value-type="float">
            <text:p>56</text:p>
          </table:table-cell>
          <table:table-cell office:value-type="float" office:value="0.005015" calcext:value-type="float">
            <text:p>0.005015</text:p>
          </table:table-cell>
          <table:table-cell table:formula="of:=1-[.F50]" office:value-type="float" office:value="0.994985" calcext:value-type="float">
            <text:p>0.994985</text:p>
          </table:table-cell>
          <table:table-cell table:formula="of:=[.G50]*[.F50]" office:value-type="float" office:value="0.004989849775" calcext:value-type="float">
            <text:p>0.004990</text:p>
          </table:table-cell>
        </table:table-row>
        <table:table-row table:style-name="ro1">
          <table:table-cell table:number-columns-repeated="4"/>
          <table:table-cell office:value-type="float" office:value="57" calcext:value-type="float">
            <text:p>57</text:p>
          </table:table-cell>
          <table:table-cell office:value-type="float" office:value="0.005565" calcext:value-type="float">
            <text:p>0.005565</text:p>
          </table:table-cell>
          <table:table-cell table:formula="of:=1-[.F51]" office:value-type="float" office:value="0.994435" calcext:value-type="float">
            <text:p>0.994435</text:p>
          </table:table-cell>
          <table:table-cell table:formula="of:=[.G51]*[.F51]" office:value-type="float" office:value="0.005534030775" calcext:value-type="float">
            <text:p>0.005534</text:p>
          </table:table-cell>
        </table:table-row>
        <table:table-row table:style-name="ro1">
          <table:table-cell table:number-columns-repeated="4"/>
          <table:table-cell office:value-type="float" office:value="58" calcext:value-type="float">
            <text:p>58</text:p>
          </table:table-cell>
          <table:table-cell office:value-type="float" office:value="0.00618" calcext:value-type="float">
            <text:p>0.006180</text:p>
          </table:table-cell>
          <table:table-cell table:formula="of:=1-[.F52]" office:value-type="float" office:value="0.99382" calcext:value-type="float">
            <text:p>0.993820</text:p>
          </table:table-cell>
          <table:table-cell table:formula="of:=[.G52]*[.F52]" office:value-type="float" office:value="0.0061418076" calcext:value-type="float">
            <text:p>0.006142</text:p>
          </table:table-cell>
        </table:table-row>
        <table:table-row table:style-name="ro1">
          <table:table-cell table:number-columns-repeated="4"/>
          <table:table-cell office:value-type="float" office:value="59" calcext:value-type="float">
            <text:p>59</text:p>
          </table:table-cell>
          <table:table-cell office:value-type="float" office:value="0.006858" calcext:value-type="float">
            <text:p>0.006858</text:p>
          </table:table-cell>
          <table:table-cell table:formula="of:=1-[.F53]" office:value-type="float" office:value="0.993142" calcext:value-type="float">
            <text:p>0.993142</text:p>
          </table:table-cell>
          <table:table-cell table:formula="of:=[.G53]*[.F53]" office:value-type="float" office:value="0.006810967836" calcext:value-type="float">
            <text:p>0.006811</text:p>
          </table:table-cell>
        </table:table-row>
        <table:table-row table:style-name="ro1">
          <table:table-cell table:number-columns-repeated="4"/>
          <table:table-cell office:value-type="float" office:value="60" calcext:value-type="float">
            <text:p>60</text:p>
          </table:table-cell>
          <table:table-cell office:value-type="float" office:value="0.007599" calcext:value-type="float">
            <text:p>0.007599</text:p>
          </table:table-cell>
          <table:table-cell table:formula="of:=1-[.F54]" office:value-type="float" office:value="0.992401" calcext:value-type="float">
            <text:p>0.992401</text:p>
          </table:table-cell>
          <table:table-cell table:formula="of:=[.G54]*[.F54]" office:value-type="float" office:value="0.007541255199" calcext:value-type="float">
            <text:p>0.007541</text:p>
          </table:table-cell>
        </table:table-row>
        <table:table-row table:style-name="ro1">
          <table:table-cell table:number-columns-repeated="4"/>
          <table:table-cell office:value-type="float" office:value="61" calcext:value-type="float">
            <text:p>61</text:p>
          </table:table-cell>
          <table:table-cell office:value-type="float" office:value="0.008399" calcext:value-type="float">
            <text:p>0.008399</text:p>
          </table:table-cell>
          <table:table-cell table:formula="of:=1-[.F55]" office:value-type="float" office:value="0.991601" calcext:value-type="float">
            <text:p>0.991601</text:p>
          </table:table-cell>
          <table:table-cell table:formula="of:=[.G55]*[.F55]" office:value-type="float" office:value="0.008328456799" calcext:value-type="float">
            <text:p>0.008328</text:p>
          </table:table-cell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office:value-type="float" office:value="0.009257" calcext:value-type="float">
            <text:p>0.009257</text:p>
          </table:table-cell>
          <table:table-cell table:formula="of:=1-[.F56]" office:value-type="float" office:value="0.990743" calcext:value-type="float">
            <text:p>0.990743</text:p>
          </table:table-cell>
          <table:table-cell table:formula="of:=[.G56]*[.F56]" office:value-type="float" office:value="0.009171307951" calcext:value-type="float">
            <text:p>0.009171</text:p>
          </table:table-cell>
        </table:table-row>
        <table:table-row table:style-name="ro1">
          <table:table-cell table:number-columns-repeated="4"/>
          <table:table-cell office:value-type="float" office:value="63" calcext:value-type="float">
            <text:p>63</text:p>
          </table:table-cell>
          <table:table-cell office:value-type="float" office:value="0.01017" calcext:value-type="float">
            <text:p>0.010170</text:p>
          </table:table-cell>
          <table:table-cell table:formula="of:=1-[.F57]" office:value-type="float" office:value="0.98983" calcext:value-type="float">
            <text:p>0.989830</text:p>
          </table:table-cell>
          <table:table-cell table:formula="of:=[.G57]*[.F57]" office:value-type="float" office:value="0.0100665711" calcext:value-type="float">
            <text:p>0.010067</text:p>
          </table:table-cell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  <table:table-cell office:value-type="float" office:value="0.011126" calcext:value-type="float">
            <text:p>0.011126</text:p>
          </table:table-cell>
          <table:table-cell table:formula="of:=1-[.F58]" office:value-type="float" office:value="0.988874" calcext:value-type="float">
            <text:p>0.988874</text:p>
          </table:table-cell>
          <table:table-cell table:formula="of:=[.G58]*[.F58]" office:value-type="float" office:value="0.011002212124" calcext:value-type="float">
            <text:p>0.011002</text:p>
          </table:table-cell>
        </table:table-row>
        <table:table-row table:style-name="ro1"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0.012114" calcext:value-type="float">
            <text:p>0.012114</text:p>
          </table:table-cell>
          <table:table-cell table:formula="of:=1-[.F59]" office:value-type="float" office:value="0.987886" calcext:value-type="float">
            <text:p>0.987886</text:p>
          </table:table-cell>
          <table:table-cell table:formula="of:=[.G59]*[.F59]" office:value-type="float" office:value="0.011967251004" calcext:value-type="float">
            <text:p>0.011967</text:p>
          </table:table-cell>
        </table:table-row>
        <table:table-row table:style-name="ro1">
          <table:table-cell table:number-columns-repeated="4"/>
          <table:table-cell office:value-type="float" office:value="66" calcext:value-type="float">
            <text:p>66</text:p>
          </table:table-cell>
          <table:table-cell table:style-name="Default" office:value-type="float" office:value="0.01312" calcext:value-type="float">
            <text:p>0.01312</text:p>
          </table:table-cell>
          <table:table-cell table:formula="of:=1-[.F60]" office:value-type="float" office:value="0.98688" calcext:value-type="float">
            <text:p>0.986880</text:p>
          </table:table-cell>
          <table:table-cell table:formula="of:=[.G60]*[.F60]" office:value-type="float" office:value="0.0129478656" calcext:value-type="float">
            <text:p>0.012948</text:p>
          </table:table-cell>
        </table:table-row>
        <table:table-row table:style-name="ro1">
          <table:table-cell table:number-columns-repeated="4"/>
          <table:table-cell office:value-type="float" office:value="67" calcext:value-type="float">
            <text:p>67</text:p>
          </table:table-cell>
          <table:table-cell table:style-name="Default" office:value-type="float" office:value="0.014132" calcext:value-type="float">
            <text:p>0.014132</text:p>
          </table:table-cell>
          <table:table-cell table:formula="of:=1-[.F61]" office:value-type="float" office:value="0.985868" calcext:value-type="float">
            <text:p>0.985868</text:p>
          </table:table-cell>
          <table:table-cell table:formula="of:=[.G61]*[.F61]" office:value-type="float" office:value="0.013932286576" calcext:value-type="float">
            <text:p>0.013932</text:p>
          </table:table-cell>
        </table:table-row>
        <table:table-row table:style-name="ro1">
          <table:table-cell table:number-columns-repeated="4"/>
          <table:table-cell office:value-type="float" office:value="68" calcext:value-type="float">
            <text:p>68</text:p>
          </table:table-cell>
          <table:table-cell table:style-name="Default" office:value-type="float" office:value="0.015158" calcext:value-type="float">
            <text:p>0.015158</text:p>
          </table:table-cell>
          <table:table-cell table:formula="of:=1-[.F62]" office:value-type="float" office:value="0.984842" calcext:value-type="float">
            <text:p>0.984842</text:p>
          </table:table-cell>
          <table:table-cell table:formula="of:=[.G62]*[.F62]" office:value-type="float" office:value="0.014928235036" calcext:value-type="float">
            <text:p>0.014928</text:p>
          </table:table-cell>
        </table:table-row>
        <table:table-row table:style-name="ro1">
          <table:table-cell table:number-columns-repeated="4"/>
          <table:table-cell office:value-type="float" office:value="69" calcext:value-type="float">
            <text:p>69</text:p>
          </table:table-cell>
          <table:table-cell table:style-name="Default" office:value-type="float" office:value="0.016287" calcext:value-type="float">
            <text:p>0.016287</text:p>
          </table:table-cell>
          <table:table-cell table:formula="of:=1-[.F63]" office:value-type="float" office:value="0.983713" calcext:value-type="float">
            <text:p>0.983713</text:p>
          </table:table-cell>
          <table:table-cell table:formula="of:=[.G63]*[.F63]" office:value-type="float" office:value="0.016021733631" calcext:value-type="float">
            <text:p>0.016022</text:p>
          </table:table-cell>
        </table:table-row>
        <table:table-row table:style-name="ro1">
          <table:table-cell table:number-columns-repeated="4"/>
          <table:table-cell office:value-type="float" office:value="70" calcext:value-type="float">
            <text:p>70</text:p>
          </table:table-cell>
          <table:table-cell table:style-name="Default" office:value-type="float" office:value="0.01763" calcext:value-type="float">
            <text:p>0.01763</text:p>
          </table:table-cell>
          <table:table-cell table:formula="of:=1-[.F64]" office:value-type="float" office:value="0.98237" calcext:value-type="float">
            <text:p>0.982370</text:p>
          </table:table-cell>
          <table:table-cell table:formula="of:=[.G64]*[.F64]" office:value-type="float" office:value="0.0173191831" calcext:value-type="float">
            <text:p>0.017319</text:p>
          </table:table-cell>
        </table:table-row>
        <table:table-row table:style-name="ro1">
          <table:table-cell table:number-columns-repeated="4"/>
          <table:table-cell office:value-type="float" office:value="71" calcext:value-type="float">
            <text:p>71</text:p>
          </table:table-cell>
          <table:table-cell table:style-name="Default" office:value-type="float" office:value="0.019298" calcext:value-type="float">
            <text:p>0.019298</text:p>
          </table:table-cell>
          <table:table-cell table:formula="of:=1-[.F65]" office:value-type="float" office:value="0.980702" calcext:value-type="float">
            <text:p>0.980702</text:p>
          </table:table-cell>
          <table:table-cell table:formula="of:=[.G65]*[.F65]" office:value-type="float" office:value="0.018925587196" calcext:value-type="float">
            <text:p>0.018926</text:p>
          </table:table-cell>
        </table:table-row>
        <table:table-row table:style-name="ro1">
          <table:table-cell table:number-columns-repeated="4"/>
          <table:table-cell office:value-type="float" office:value="72" calcext:value-type="float">
            <text:p>72</text:p>
          </table:table-cell>
          <table:table-cell table:style-name="Default" office:value-type="float" office:value="0.021399" calcext:value-type="float">
            <text:p>0.021399</text:p>
          </table:table-cell>
          <table:table-cell table:formula="of:=1-[.F66]" office:value-type="float" office:value="0.978601" calcext:value-type="float">
            <text:p>0.978601</text:p>
          </table:table-cell>
          <table:table-cell table:formula="of:=[.G66]*[.F66]" office:value-type="float" office:value="0.020941082799" calcext:value-type="float">
            <text:p>0.020941</text:p>
          </table:table-cell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table:style-name="Default" office:value-type="float" office:value="0.024021" calcext:value-type="float">
            <text:p>0.024021</text:p>
          </table:table-cell>
          <table:table-cell table:formula="of:=1-[.F67]" office:value-type="float" office:value="0.975979" calcext:value-type="float">
            <text:p>0.975979</text:p>
          </table:table-cell>
          <table:table-cell table:formula="of:=[.G67]*[.F67]" office:value-type="float" office:value="0.023443991559" calcext:value-type="float">
            <text:p>0.023444</text:p>
          </table:table-cell>
        </table:table-row>
        <table:table-row table:style-name="ro1">
          <table:table-cell table:number-columns-repeated="4"/>
          <table:table-cell office:value-type="float" office:value="74" calcext:value-type="float">
            <text:p>74</text:p>
          </table:table-cell>
          <table:table-cell table:style-name="Default" office:value-type="float" office:value="0.027151" calcext:value-type="float">
            <text:p>0.027151</text:p>
          </table:table-cell>
          <table:table-cell table:formula="of:=1-[.F68]" office:value-type="float" office:value="0.972849" calcext:value-type="float">
            <text:p>0.972849</text:p>
          </table:table-cell>
          <table:table-cell table:formula="of:=[.G68]*[.F68]" office:value-type="float" office:value="0.026413823199" calcext:value-type="float">
            <text:p>0.026414</text:p>
          </table:table-cell>
        </table:table-row>
        <table:table-row table:style-name="ro1">
          <table:table-cell table:number-columns-repeated="4"/>
          <table:table-cell office:value-type="float" office:value="75" calcext:value-type="float">
            <text:p>75</text:p>
          </table:table-cell>
          <table:table-cell table:style-name="Default" office:value-type="float" office:value="0.030753" calcext:value-type="float">
            <text:p>0.030753</text:p>
          </table:table-cell>
          <table:table-cell table:formula="of:=1-[.F69]" office:value-type="float" office:value="0.969247" calcext:value-type="float">
            <text:p>0.969247</text:p>
          </table:table-cell>
          <table:table-cell table:formula="of:=[.G69]*[.F69]" office:value-type="float" office:value="0.029807252991" calcext:value-type="float">
            <text:p>0.029807</text:p>
          </table:table-cell>
        </table:table-row>
        <table:table-row table:style-name="ro1">
          <table:table-cell table:number-columns-repeated="4"/>
          <table:table-cell office:value-type="float" office:value="76" calcext:value-type="float">
            <text:p>76</text:p>
          </table:table-cell>
          <table:table-cell table:style-name="Default" office:value-type="float" office:value="0.03479" calcext:value-type="float">
            <text:p>0.03479</text:p>
          </table:table-cell>
          <table:table-cell table:formula="of:=1-[.F70]" office:value-type="float" office:value="0.96521" calcext:value-type="float">
            <text:p>0.965210</text:p>
          </table:table-cell>
          <table:table-cell table:formula="of:=[.G70]*[.F70]" office:value-type="float" office:value="0.0335796559" calcext:value-type="float">
            <text:p>0.033580</text:p>
          </table:table-cell>
        </table:table-row>
        <table:table-row table:style-name="ro1">
          <table:table-cell table:number-columns-repeated="4"/>
          <table:table-cell office:value-type="float" office:value="77" calcext:value-type="float">
            <text:p>77</text:p>
          </table:table-cell>
          <table:table-cell table:style-name="Default" office:value-type="float" office:value="0.039226" calcext:value-type="float">
            <text:p>0.039226</text:p>
          </table:table-cell>
          <table:table-cell table:formula="of:=1-[.F71]" office:value-type="float" office:value="0.960774" calcext:value-type="float">
            <text:p>0.960774</text:p>
          </table:table-cell>
          <table:table-cell table:formula="of:=[.G71]*[.F71]" office:value-type="float" office:value="0.037687320924" calcext:value-type="float">
            <text:p>0.037687</text:p>
          </table:table-cell>
        </table:table-row>
        <table:table-row table:style-name="ro1">
          <table:table-cell table:number-columns-repeated="4"/>
          <table:table-cell office:value-type="float" office:value="78" calcext:value-type="float">
            <text:p>78</text:p>
          </table:table-cell>
          <table:table-cell table:style-name="Default" office:value-type="float" office:value="0.044438" calcext:value-type="float">
            <text:p>0.044438</text:p>
          </table:table-cell>
          <table:table-cell table:formula="of:=1-[.F72]" office:value-type="float" office:value="0.955562" calcext:value-type="float">
            <text:p>0.955562</text:p>
          </table:table-cell>
          <table:table-cell table:formula="of:=[.G72]*[.F72]" office:value-type="float" office:value="0.042463264156" calcext:value-type="float">
            <text:p>0.042463</text:p>
          </table:table-cell>
        </table:table-row>
        <table:table-row table:style-name="ro1">
          <table:table-cell table:number-columns-repeated="4"/>
          <table:table-cell office:value-type="float" office:value="79" calcext:value-type="float">
            <text:p>79</text:p>
          </table:table-cell>
          <table:table-cell table:style-name="Default" office:value-type="float" office:value="0.04975" calcext:value-type="float">
            <text:p>0.04975</text:p>
          </table:table-cell>
          <table:table-cell table:formula="of:=1-[.F73]" office:value-type="float" office:value="0.95025" calcext:value-type="float">
            <text:p>0.950250</text:p>
          </table:table-cell>
          <table:table-cell table:formula="of:=[.G73]*[.F73]" office:value-type="float" office:value="0.0472749375" calcext:value-type="float">
            <text:p>0.047275</text:p>
          </table:table-cell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table:style-name="Default" office:value-type="float" office:value="0.055061" calcext:value-type="float">
            <text:p>0.055061</text:p>
          </table:table-cell>
          <table:table-cell table:formula="of:=1-[.F74]" office:value-type="float" office:value="0.944939" calcext:value-type="float">
            <text:p>0.944939</text:p>
          </table:table-cell>
          <table:table-cell table:formula="of:=[.G74]*[.F74]" office:value-type="float" office:value="0.052029286279" calcext:value-type="float">
            <text:p>0.052029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table:style-name="Default" office:value-type="float" office:value="0.060372" calcext:value-type="float">
            <text:p>0.060372</text:p>
          </table:table-cell>
          <table:table-cell table:formula="of:=1-[.F75]" office:value-type="float" office:value="0.939628" calcext:value-type="float">
            <text:p>0.939628</text:p>
          </table:table-cell>
          <table:table-cell table:formula="of:=[.G75]*[.F75]" office:value-type="float" office:value="0.056727221616" calcext:value-type="float">
            <text:p>0.056727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table:style-name="Default" office:value-type="float" office:value="0.065683" calcext:value-type="float">
            <text:p>0.065683</text:p>
          </table:table-cell>
          <table:table-cell table:formula="of:=1-[.F76]" office:value-type="float" office:value="0.934317" calcext:value-type="float">
            <text:p>0.934317</text:p>
          </table:table-cell>
          <table:table-cell table:formula="of:=[.G76]*[.F76]" office:value-type="float" office:value="0.061368743511" calcext:value-type="float">
            <text:p>0.061369</text:p>
          </table:table-cell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  <table:table-cell table:style-name="Default" office:value-type="float" office:value="0.071383" calcext:value-type="float">
            <text:p>0.071383</text:p>
          </table:table-cell>
          <table:table-cell table:formula="of:=1-[.F77]" office:value-type="float" office:value="0.928617" calcext:value-type="float">
            <text:p>0.928617</text:p>
          </table:table-cell>
          <table:table-cell table:formula="of:=[.G77]*[.F77]" office:value-type="float" office:value="0.066287467311" calcext:value-type="float">
            <text:p>0.066287</text:p>
          </table:table-cell>
        </table:table-row>
        <table:table-row table:style-name="ro1">
          <table:table-cell table:number-columns-repeated="4"/>
          <table:table-cell office:value-type="float" office:value="84" calcext:value-type="float">
            <text:p>84</text:p>
          </table:table-cell>
          <table:table-cell table:style-name="Default" office:value-type="float" office:value="0.077084" calcext:value-type="float">
            <text:p>0.077084</text:p>
          </table:table-cell>
          <table:table-cell table:formula="of:=1-[.F78]" office:value-type="float" office:value="0.922916" calcext:value-type="float">
            <text:p>0.922916</text:p>
          </table:table-cell>
          <table:table-cell table:formula="of:=[.G78]*[.F78]" office:value-type="float" office:value="0.071142056944" calcext:value-type="float">
            <text:p>0.071142</text:p>
          </table:table-cell>
        </table:table-row>
        <table:table-row table:style-name="ro1">
          <table:table-cell table:number-columns-repeated="4"/>
          <table:table-cell office:value-type="float" office:value="85" calcext:value-type="float">
            <text:p>85</text:p>
          </table:table-cell>
          <table:table-cell table:style-name="Default" office:value-type="float" office:value="0.082784" calcext:value-type="float">
            <text:p>0.082784</text:p>
          </table:table-cell>
          <table:table-cell table:formula="of:=1-[.F79]" office:value-type="float" office:value="0.917216" calcext:value-type="float">
            <text:p>0.917216</text:p>
          </table:table-cell>
          <table:table-cell table:formula="of:=[.G79]*[.F79]" office:value-type="float" office:value="0.075930809344" calcext:value-type="float">
            <text:p>0.075931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table:style-name="Default" office:value-type="float" office:value="0.088484" calcext:value-type="float">
            <text:p>0.088484</text:p>
          </table:table-cell>
          <table:table-cell table:formula="of:=1-[.F80]" office:value-type="float" office:value="0.911516" calcext:value-type="float">
            <text:p>0.911516</text:p>
          </table:table-cell>
          <table:table-cell table:formula="of:=[.G80]*[.F80]" office:value-type="float" office:value="0.080654581744" calcext:value-type="float">
            <text:p>0.080655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table:style-name="Default" office:value-type="float" office:value="0.09619" calcext:value-type="float">
            <text:p>0.09619</text:p>
          </table:table-cell>
          <table:table-cell table:formula="of:=1-[.F81]" office:value-type="float" office:value="0.90381" calcext:value-type="float">
            <text:p>0.903810</text:p>
          </table:table-cell>
          <table:table-cell table:formula="of:=[.G81]*[.F81]" office:value-type="float" office:value="0.0869374839" calcext:value-type="float">
            <text:p>0.086937</text:p>
          </table:table-cell>
        </table:table-row>
        <table:table-row table:style-name="ro1">
          <table:table-cell table:number-columns-repeated="4"/>
          <table:table-cell office:value-type="float" office:value="88" calcext:value-type="float">
            <text:p>88</text:p>
          </table:table-cell>
          <table:table-cell table:style-name="Default" office:value-type="float" office:value="0.104568" calcext:value-type="float">
            <text:p>0.104568</text:p>
          </table:table-cell>
          <table:table-cell table:formula="of:=1-[.F82]" office:value-type="float" office:value="0.895432" calcext:value-type="float">
            <text:p>0.895432</text:p>
          </table:table-cell>
          <table:table-cell table:formula="of:=[.G82]*[.F82]" office:value-type="float" office:value="0.093633533376" calcext:value-type="float">
            <text:p>0.093634</text:p>
          </table:table-cell>
        </table:table-row>
        <table:table-row table:style-name="ro1">
          <table:table-cell table:number-columns-repeated="4"/>
          <table:table-cell office:value-type="float" office:value="89" calcext:value-type="float">
            <text:p>89</text:p>
          </table:table-cell>
          <table:table-cell table:style-name="Default" office:value-type="float" office:value="0.113675" calcext:value-type="float">
            <text:p>0.113675</text:p>
          </table:table-cell>
          <table:table-cell table:formula="of:=1-[.F83]" office:value-type="float" office:value="0.886325" calcext:value-type="float">
            <text:p>0.886325</text:p>
          </table:table-cell>
          <table:table-cell table:formula="of:=[.G83]*[.F83]" office:value-type="float" office:value="0.100752994375" calcext:value-type="float">
            <text:p>0.100753</text:p>
          </table:table-cell>
        </table:table-row>
        <table:table-row table:style-name="ro1">
          <table:table-cell table:number-columns-repeated="4"/>
          <table:table-cell office:value-type="float" office:value="90" calcext:value-type="float">
            <text:p>90</text:p>
          </table:table-cell>
          <table:table-cell table:style-name="Default" office:value-type="float" office:value="0.123575" calcext:value-type="float">
            <text:p>0.123575</text:p>
          </table:table-cell>
          <table:table-cell table:formula="of:=1-[.F84]" office:value-type="float" office:value="0.876425" calcext:value-type="float">
            <text:p>0.876425</text:p>
          </table:table-cell>
          <table:table-cell table:formula="of:=[.G84]*[.F84]" office:value-type="float" office:value="0.108304219375" calcext:value-type="float">
            <text:p>0.108304</text:p>
          </table:table-cell>
        </table:table-row>
        <table:table-row table:style-name="ro1">
          <table:table-cell table:number-columns-repeated="4"/>
          <table:table-cell office:value-type="float" office:value="91" calcext:value-type="float">
            <text:p>91</text:p>
          </table:table-cell>
          <table:table-cell table:style-name="Default" office:value-type="float" office:value="0.134338" calcext:value-type="float">
            <text:p>0.134338</text:p>
          </table:table-cell>
          <table:table-cell table:formula="of:=1-[.F85]" office:value-type="float" office:value="0.865662" calcext:value-type="float">
            <text:p>0.865662</text:p>
          </table:table-cell>
          <table:table-cell table:formula="of:=[.G85]*[.F85]" office:value-type="float" office:value="0.116291301756" calcext:value-type="float">
            <text:p>0.116291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table:style-name="Default" office:value-type="float" office:value="0.157048" calcext:value-type="float">
            <text:p>0.157048</text:p>
          </table:table-cell>
          <table:table-cell table:formula="of:=1-[.F86]" office:value-type="float" office:value="0.842952" calcext:value-type="float">
            <text:p>0.842952</text:p>
          </table:table-cell>
          <table:table-cell table:formula="of:=[.G86]*[.F86]" office:value-type="float" office:value="0.132383925696" calcext:value-type="float">
            <text:p>0.132384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table:style-name="Default" office:value-type="float" office:value="0.197794" calcext:value-type="float">
            <text:p>0.197794</text:p>
          </table:table-cell>
          <table:table-cell table:formula="of:=1-[.F87]" office:value-type="float" office:value="0.802206" calcext:value-type="float">
            <text:p>0.802206</text:p>
          </table:table-cell>
          <table:table-cell table:formula="of:=[.G87]*[.F87]" office:value-type="float" office:value="0.158671533564" calcext:value-type="float">
            <text:p>0.158672</text:p>
          </table:table-cell>
        </table:table-row>
        <table:table-row table:style-name="ro1">
          <table:table-cell table:number-columns-repeated="4"/>
          <table:table-cell office:value-type="float" office:value="94" calcext:value-type="float">
            <text:p>94</text:p>
          </table:table-cell>
          <table:table-cell table:style-name="Default" office:value-type="float" office:value="0.249177" calcext:value-type="float">
            <text:p>0.249177</text:p>
          </table:table-cell>
          <table:table-cell table:formula="of:=1-[.F88]" office:value-type="float" office:value="0.750823" calcext:value-type="float">
            <text:p>0.750823</text:p>
          </table:table-cell>
          <table:table-cell table:formula="of:=[.G88]*[.F88]" office:value-type="float" office:value="0.187087822671" calcext:value-type="float">
            <text:p>0.187088</text:p>
          </table:table-cell>
        </table:table-row>
        <table:table-row table:style-name="ro1">
          <table:table-cell table:number-columns-repeated="4"/>
          <table:table-cell office:value-type="float" office:value="95" calcext:value-type="float">
            <text:p>95</text:p>
          </table:table-cell>
          <table:table-cell table:style-name="Default" office:value-type="float" office:value="0.313907" calcext:value-type="float">
            <text:p>0.313907</text:p>
          </table:table-cell>
          <table:table-cell table:formula="of:=1-[.F89]" office:value-type="float" office:value="0.686093" calcext:value-type="float">
            <text:p>0.686093</text:p>
          </table:table-cell>
          <table:table-cell table:formula="of:=[.G89]*[.F89]" office:value-type="float" office:value="0.215369395351" calcext:value-type="float">
            <text:p>0.215369</text:p>
          </table:table-cell>
        </table:table-row>
        <table:table-row table:style-name="ro1">
          <table:table-cell table:number-columns-repeated="4"/>
          <table:table-cell office:value-type="float" office:value="96" calcext:value-type="float">
            <text:p>96</text:p>
          </table:table-cell>
          <table:table-cell table:style-name="Default" office:value-type="float" office:value="0.395454" calcext:value-type="float">
            <text:p>0.395454</text:p>
          </table:table-cell>
          <table:table-cell table:formula="of:=1-[.F90]" office:value-type="float" office:value="0.604546" calcext:value-type="float">
            <text:p>0.604546</text:p>
          </table:table-cell>
          <table:table-cell table:formula="of:=[.G90]*[.F90]" office:value-type="float" office:value="0.239070133884" calcext:value-type="float">
            <text:p>0.239070</text:p>
          </table:table-cell>
        </table:table-row>
        <table:table-row table:style-name="ro1">
          <table:table-cell table:number-columns-repeated="4"/>
          <table:table-cell office:value-type="float" office:value="97" calcext:value-type="float">
            <text:p>97</text:p>
          </table:table-cell>
          <table:table-cell table:style-name="Default" office:value-type="float" office:value="0.498184" calcext:value-type="float">
            <text:p>0.498184</text:p>
          </table:table-cell>
          <table:table-cell table:formula="of:=1-[.F91]" office:value-type="float" office:value="0.501816" calcext:value-type="float">
            <text:p>0.501816</text:p>
          </table:table-cell>
          <table:table-cell table:formula="of:=[.G91]*[.F91]" office:value-type="float" office:value="0.249996702144" calcext:value-type="float">
            <text:p>0.249997</text:p>
          </table:table-cell>
        </table:table-row>
        <table:table-row table:style-name="ro1">
          <table:table-cell table:number-columns-repeated="4"/>
          <table:table-cell office:value-type="float" office:value="98" calcext:value-type="float">
            <text:p>98</text:p>
          </table:table-cell>
          <table:table-cell table:style-name="Default" office:value-type="float" office:value="0.627601" calcext:value-type="float">
            <text:p>0.627601</text:p>
          </table:table-cell>
          <table:table-cell table:formula="of:=1-[.F92]" office:value-type="float" office:value="0.372399" calcext:value-type="float">
            <text:p>0.372399</text:p>
          </table:table-cell>
          <table:table-cell table:formula="of:=[.G92]*[.F92]" office:value-type="float" office:value="0.233717984799" calcext:value-type="float">
            <text:p>0.233718</text:p>
          </table:table-cell>
        </table:table-row>
        <table:table-row table:style-name="ro1">
          <table:table-cell table:number-columns-repeated="4"/>
          <table:table-cell office:value-type="float" office:value="99" calcext:value-type="float">
            <text:p>99</text:p>
          </table:table-cell>
          <table:table-cell table:style-name="Default" office:value-type="float" office:value="0.790638" calcext:value-type="float">
            <text:p>0.790638</text:p>
          </table:table-cell>
          <table:table-cell table:formula="of:=1-[.F93]" office:value-type="float" office:value="0.209362" calcext:value-type="float">
            <text:p>0.209362</text:p>
          </table:table-cell>
          <table:table-cell table:formula="of:=[.G93]*[.F93]" office:value-type="float" office:value="0.165529552956" calcext:value-type="float">
            <text:p>0.165530</text:p>
          </table:table-cell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style-name="Default" office:value-type="float" office:value="1" calcext:value-type="float">
            <text:p>1</text:p>
          </table:table-cell>
          <table:table-cell table:formula="of:=1-[.F94]" office:value-type="float" office:value="0" calcext:value-type="float">
            <text:p>0.000000</text:p>
          </table:table-cell>
          <table:table-cell table:formula="of:=[.G94]*[.F94]" office:value-type="float" office:value="0" calcext:value-type="float">
            <text:p>0.0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9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1">00/00/0000</text:date>, <text:time style:data-style-name="N2" text:time-value="12:29:19.4916437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1T09:54:26.578165294</meta:creation-date>
    <dc:date>2014-07-11T12:52:23.824868097</dc:date>
    <meta:editing-duration>PT46M42S</meta:editing-duration>
    <meta:editing-cycles>16</meta:editing-cycles>
    <meta:generator>LibreOffice/4.2.4.2$Linux_X86_64 LibreOffice_project/420m0$Build-2</meta:generator>
    <meta:document-statistic meta:table-count="2" meta:cell-count="834" meta:object-count="0"/>
  </office:meta>
</office:document-meta>
</file>